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259f8c" officeooo:paragraph-rsid="00259f8c"/>
    </style:style>
    <style:style style:name="P2" style:family="paragraph" style:parent-style-name="Standard">
      <style:text-properties officeooo:paragraph-rsid="0000d994"/>
    </style:style>
    <style:style style:name="P3" style:family="paragraph" style:parent-style-name="Text_20_body">
      <style:paragraph-properties fo:margin-left="0in" fo:margin-right="0in" fo:text-indent="0in" style:auto-text-indent="false"/>
    </style:style>
    <style:style style:name="P4" style:family="paragraph" style:parent-style-name="Standard">
      <style:text-properties officeooo:rsid="00062332" officeooo:paragraph-rsid="00062332"/>
    </style:style>
    <style:style style:name="P5" style:family="paragraph" style:parent-style-name="Standard">
      <style:text-properties officeooo:paragraph-rsid="000aee11"/>
    </style:style>
    <style:style style:name="P6" style:family="paragraph" style:parent-style-name="Text_20_body">
      <style:text-properties officeooo:paragraph-rsid="0007640f"/>
    </style:style>
    <style:style style:name="P7" style:family="paragraph" style:parent-style-name="Standard">
      <style:text-properties officeooo:rsid="000df119" officeooo:paragraph-rsid="000df119"/>
    </style:style>
    <style:style style:name="P8" style:family="paragraph" style:parent-style-name="Standard">
      <style:text-properties officeooo:rsid="00112b69" officeooo:paragraph-rsid="00112b69"/>
    </style:style>
    <style:style style:name="P9" style:family="paragraph" style:parent-style-name="Standard">
      <style:text-properties officeooo:rsid="00112b69" officeooo:paragraph-rsid="00128cb8"/>
    </style:style>
    <style:style style:name="P10" style:family="paragraph" style:parent-style-name="Text_20_body">
      <style:text-properties fo:font-style="normal" officeooo:rsid="00148955" officeooo:paragraph-rsid="00148955" style:font-style-asian="normal" style:font-style-complex="normal"/>
    </style:style>
    <style:style style:name="P11" style:family="paragraph" style:parent-style-name="Standard">
      <style:text-properties fo:font-style="normal" officeooo:rsid="00156f09" officeooo:paragraph-rsid="00156f09" style:font-style-asian="normal" style:font-style-complex="normal"/>
    </style:style>
    <style:style style:name="P12" style:family="paragraph" style:parent-style-name="Standard">
      <style:text-properties fo:font-style="normal" officeooo:rsid="0019ba32" officeooo:paragraph-rsid="001b7e5c" style:font-style-asian="normal" style:font-style-complex="normal"/>
    </style:style>
    <style:style style:name="P13" style:family="paragraph" style:parent-style-name="Standard">
      <style:text-properties fo:font-style="normal" officeooo:rsid="0019ba32" officeooo:paragraph-rsid="001d18af" style:font-style-asian="normal" style:font-style-complex="normal"/>
    </style:style>
    <style:style style:name="P14" style:family="paragraph" style:parent-style-name="Standard">
      <style:text-properties fo:font-style="normal" officeooo:rsid="0019ba32" officeooo:paragraph-rsid="001fdae0" style:font-style-asian="normal" style:font-style-complex="normal"/>
    </style:style>
    <style:style style:name="P15" style:family="paragraph" style:parent-style-name="Standard">
      <style:text-properties fo:font-style="normal" officeooo:rsid="0019ba32" officeooo:paragraph-rsid="002178de" style:font-style-asian="normal" style:font-style-complex="normal"/>
    </style:style>
    <style:style style:name="P16" style:family="paragraph" style:parent-style-name="Standard">
      <style:text-properties fo:font-style="normal" officeooo:rsid="0019ba32" officeooo:paragraph-rsid="0022b3f0" style:font-style-asian="normal" style:font-style-complex="normal"/>
    </style:style>
    <style:style style:name="P17" style:family="paragraph" style:parent-style-name="Standard">
      <style:text-properties fo:font-style="normal" officeooo:rsid="001b7e5c" officeooo:paragraph-rsid="001b7e5c" style:font-style-asian="normal" style:font-style-complex="normal"/>
    </style:style>
    <style:style style:name="P18" style:family="paragraph" style:parent-style-name="Text_20_body">
      <style:paragraph-properties fo:break-before="page"/>
      <style:text-properties fo:font-style="normal" officeooo:rsid="001b7e5c" officeooo:paragraph-rsid="001b7e5c" style:font-style-asian="normal" style:font-style-complex="normal"/>
    </style:style>
    <style:style style:name="P19" style:family="paragraph" style:parent-style-name="Standard">
      <style:text-properties fo:font-style="normal" officeooo:rsid="001b7e5c" officeooo:paragraph-rsid="001e0ab9" style:font-style-asian="normal" style:font-style-complex="normal"/>
    </style:style>
    <style:style style:name="P20" style:family="paragraph" style:parent-style-name="Standard">
      <style:text-properties fo:font-style="normal" officeooo:rsid="001b7e5c" officeooo:paragraph-rsid="001fa003" style:font-style-asian="normal" style:font-style-complex="normal"/>
    </style:style>
    <style:style style:name="P21" style:family="paragraph" style:parent-style-name="Text_20_body">
      <style:text-properties fo:font-style="normal" officeooo:rsid="001b7e5c" officeooo:paragraph-rsid="001fa003" style:font-style-asian="normal" style:font-style-complex="normal"/>
    </style:style>
    <style:style style:name="P22" style:family="paragraph" style:parent-style-name="Standard">
      <style:text-properties fo:font-style="normal" officeooo:rsid="001b7e5c" officeooo:paragraph-rsid="001fdae0" style:font-style-asian="normal" style:font-style-complex="normal"/>
    </style:style>
    <style:style style:name="P23" style:family="paragraph" style:parent-style-name="Standard">
      <style:text-properties fo:font-style="normal" officeooo:rsid="001d18af" officeooo:paragraph-rsid="001d18af" style:font-style-asian="normal" style:font-style-complex="normal"/>
    </style:style>
    <style:style style:name="P24" style:family="paragraph" style:parent-style-name="Text_20_body">
      <style:text-properties officeooo:paragraph-rsid="001b7e5c"/>
    </style:style>
    <style:style style:name="P25" style:family="paragraph" style:parent-style-name="Preformatted_20_Text">
      <style:paragraph-properties fo:margin-top="0in" fo:margin-bottom="0.1965in" style:contextual-spacing="false"/>
    </style:style>
    <style:style style:name="P26" style:family="paragraph" style:parent-style-name="Text_20_body">
      <style:paragraph-properties fo:margin-top="0in" fo:margin-bottom="0in" style:contextual-spacing="false"/>
    </style:style>
    <style:style style:name="P27" style:family="paragraph" style:parent-style-name="Text_20_body">
      <style:text-properties officeooo:paragraph-rsid="001d18af"/>
    </style:style>
    <style:style style:name="P28" style:family="paragraph" style:parent-style-name="Preformatted_20_Text">
      <style:paragraph-properties fo:margin-top="0in" fo:margin-bottom="0.1965in" style:contextual-spacing="false"/>
      <style:text-properties fo:language="en" fo:country="US" officeooo:paragraph-rsid="001fa003"/>
    </style:style>
    <style:style style:name="P29" style:family="paragraph" style:parent-style-name="Standard">
      <style:text-properties fo:language="en" fo:country="US" officeooo:rsid="0000d994" officeooo:paragraph-rsid="0000d994"/>
    </style:style>
    <style:style style:name="P30" style:family="paragraph" style:parent-style-name="Standard">
      <style:text-properties fo:language="en" fo:country="US" officeooo:rsid="0000d994" officeooo:paragraph-rsid="000aee11"/>
    </style:style>
    <style:style style:name="P31" style:family="paragraph" style:parent-style-name="Standard">
      <style:text-properties fo:language="en" fo:country="US" officeooo:paragraph-rsid="0000d994"/>
    </style:style>
    <style:style style:name="P32" style:family="paragraph" style:parent-style-name="Standard">
      <style:text-properties fo:language="en" fo:country="US" officeooo:rsid="00062332" officeooo:paragraph-rsid="00062332"/>
    </style:style>
    <style:style style:name="P33" style:family="paragraph" style:parent-style-name="Standard">
      <style:text-properties fo:language="en" fo:country="US" fo:font-style="italic" officeooo:paragraph-rsid="0000d994" style:font-style-asian="italic" style:font-style-complex="italic"/>
    </style:style>
    <style:style style:name="P34" style:family="paragraph" style:parent-style-name="Text_20_body">
      <style:paragraph-properties fo:break-before="page"/>
      <style:text-properties fo:language="en" fo:country="US" fo:font-style="italic" style:font-style-asian="italic" style:font-style-complex="italic"/>
    </style:style>
    <style:style style:name="P35" style:family="paragraph" style:parent-style-name="Text_20_body">
      <style:text-properties fo:language="en" fo:country="US" fo:font-style="italic" officeooo:paragraph-rsid="000aee11" style:font-style-asian="italic" style:font-style-complex="italic"/>
    </style:style>
    <style:style style:name="P36" style:family="paragraph" style:parent-style-name="Text_20_body">
      <style:text-properties fo:language="en" fo:country="US" fo:font-style="italic" style:font-style-asian="italic" style:font-style-complex="italic"/>
    </style:style>
    <style:style style:name="P37" style:family="paragraph" style:parent-style-name="Text_20_body">
      <style:text-properties fo:language="en" fo:country="US" fo:font-style="italic" officeooo:rsid="00112b69" officeooo:paragraph-rsid="00112b69" style:font-style-asian="italic" style:font-style-complex="italic"/>
    </style:style>
    <style:style style:name="P38" style:family="paragraph" style:parent-style-name="Standard">
      <style:text-properties fo:language="en" fo:country="US" fo:font-style="italic" style:text-underline-style="solid" style:text-underline-width="auto" style:text-underline-color="font-color" officeooo:rsid="00259f8c" officeooo:paragraph-rsid="00259f8c" style:font-style-asian="italic" style:font-style-complex="italic"/>
    </style:style>
    <style:style style:name="P39" style:family="paragraph" style:parent-style-name="Standard">
      <style:text-properties fo:language="en" fo:country="US" officeooo:paragraph-rsid="000c72c9"/>
    </style:style>
    <style:style style:name="P40" style:family="paragraph" style:parent-style-name="Standard">
      <style:text-properties fo:language="en" fo:country="US" officeooo:rsid="000f34b7" officeooo:paragraph-rsid="000f34b7"/>
    </style:style>
    <style:style style:name="P41" style:family="paragraph" style:parent-style-name="Standard">
      <style:text-properties fo:language="en" fo:country="US" officeooo:paragraph-rsid="000aee11"/>
    </style:style>
    <style:style style:name="P42" style:family="paragraph" style:parent-style-name="Standard">
      <style:text-properties fo:language="en" fo:country="US" officeooo:rsid="00112b69" officeooo:paragraph-rsid="00112b69"/>
    </style:style>
    <style:style style:name="P43" style:family="paragraph" style:parent-style-name="Standard">
      <style:text-properties fo:language="en" fo:country="US" officeooo:rsid="00112b69" officeooo:paragraph-rsid="00128cb8"/>
    </style:style>
    <style:style style:name="P44" style:family="paragraph" style:parent-style-name="Standard">
      <style:text-properties fo:language="en" fo:country="US" fo:font-style="normal" officeooo:rsid="00112b69" officeooo:paragraph-rsid="00112b69" style:font-style-asian="normal" style:font-style-complex="normal"/>
    </style:style>
    <style:style style:name="P45" style:family="paragraph" style:parent-style-name="Standard">
      <style:text-properties fo:language="en" fo:country="US" fo:font-style="normal" officeooo:rsid="00112b69" officeooo:paragraph-rsid="00128cb8" style:font-style-asian="normal" style:font-style-complex="normal"/>
    </style:style>
    <style:style style:name="P46" style:family="paragraph" style:parent-style-name="Standard">
      <style:text-properties fo:language="en" fo:country="US" fo:font-style="normal" officeooo:rsid="00112b69" officeooo:paragraph-rsid="0012a285" style:font-style-asian="normal" style:font-style-complex="normal"/>
    </style:style>
    <style:style style:name="P47" style:family="paragraph" style:parent-style-name="Standard">
      <style:text-properties fo:language="en" fo:country="US" fo:font-style="normal" officeooo:rsid="00128cb8" officeooo:paragraph-rsid="00128cb8" style:font-style-asian="normal" style:font-style-complex="normal"/>
    </style:style>
    <style:style style:name="P48" style:family="paragraph" style:parent-style-name="Standard">
      <style:paragraph-properties fo:break-before="page"/>
      <style:text-properties fo:language="en" fo:country="US" fo:font-style="normal" officeooo:rsid="00128cb8" officeooo:paragraph-rsid="00148955" style:font-style-asian="normal" style:font-style-complex="normal"/>
    </style:style>
    <style:style style:name="P49" style:family="paragraph" style:parent-style-name="Standard">
      <style:text-properties fo:language="en" fo:country="US" fo:font-style="normal" officeooo:rsid="00128cb8" officeooo:paragraph-rsid="00148955" style:font-style-asian="normal" style:font-style-complex="normal"/>
    </style:style>
    <style:style style:name="P50" style:family="paragraph" style:parent-style-name="Standard">
      <style:text-properties fo:language="en" fo:country="US" fo:font-style="normal" officeooo:rsid="00128cb8" officeooo:paragraph-rsid="0012a285" style:font-style-asian="normal" style:font-style-complex="normal"/>
    </style:style>
    <style:style style:name="P51" style:family="paragraph" style:parent-style-name="Standard">
      <style:text-properties fo:language="en" fo:country="US" fo:font-style="normal" officeooo:rsid="0012a285" officeooo:paragraph-rsid="0012a285" style:font-style-asian="normal" style:font-style-complex="normal"/>
    </style:style>
    <style:style style:name="P52" style:family="paragraph" style:parent-style-name="Standard">
      <style:text-properties fo:language="en" fo:country="US" fo:font-style="normal" officeooo:rsid="001843e1" officeooo:paragraph-rsid="001b7e5c" style:font-style-asian="normal" style:font-style-complex="normal"/>
    </style:style>
    <style:style style:name="P53" style:family="paragraph" style:parent-style-name="Standard">
      <style:text-properties fo:language="en" fo:country="US" fo:font-style="normal" officeooo:rsid="001843e1" officeooo:paragraph-rsid="001843e1" style:font-style-asian="normal" style:font-style-complex="normal"/>
    </style:style>
    <style:style style:name="P54" style:family="paragraph" style:parent-style-name="Text_20_body">
      <style:text-properties fo:language="en" fo:country="US" fo:font-style="normal" officeooo:rsid="001843e1" officeooo:paragraph-rsid="0016dbb0" style:font-style-asian="normal" style:font-style-complex="normal"/>
    </style:style>
    <style:style style:name="P55" style:family="paragraph" style:parent-style-name="Standard">
      <style:text-properties fo:language="en" fo:country="US" fo:font-style="normal" officeooo:rsid="0019ba32" officeooo:paragraph-rsid="001b7e5c" style:font-style-asian="normal" style:font-style-complex="normal"/>
    </style:style>
    <style:style style:name="P56" style:family="paragraph" style:parent-style-name="Standard">
      <style:text-properties fo:language="en" fo:country="US" fo:font-style="normal" officeooo:rsid="001b7e5c" officeooo:paragraph-rsid="001b7e5c" style:font-style-asian="normal" style:font-style-complex="normal"/>
    </style:style>
    <style:style style:name="P57" style:family="paragraph" style:parent-style-name="Standard">
      <style:text-properties fo:language="en" fo:country="US" fo:font-style="normal" officeooo:rsid="001d18af" officeooo:paragraph-rsid="001d18af" style:font-style-asian="normal" style:font-style-complex="normal"/>
    </style:style>
    <style:style style:name="P58" style:family="paragraph" style:parent-style-name="Standard">
      <style:text-properties fo:language="en" fo:country="US" fo:font-style="normal" officeooo:rsid="002178de" officeooo:paragraph-rsid="0022b3f0" style:font-style-asian="normal" style:font-style-complex="normal"/>
    </style:style>
    <style:style style:name="P59" style:family="paragraph" style:parent-style-name="Standard">
      <style:text-properties fo:language="en" fo:country="US" fo:font-style="normal" officeooo:rsid="002178de" officeooo:paragraph-rsid="002178de" style:font-style-asian="normal" style:font-style-complex="normal"/>
    </style:style>
    <style:style style:name="P60" style:family="paragraph" style:parent-style-name="Standard">
      <style:text-properties fo:language="en" fo:country="US" fo:font-style="normal" officeooo:rsid="00228e02" officeooo:paragraph-rsid="0022b3f0" style:font-style-asian="normal" style:font-style-complex="normal"/>
    </style:style>
    <style:style style:name="P61" style:family="paragraph" style:parent-style-name="Standard">
      <style:text-properties fo:language="en" fo:country="US" fo:font-style="normal" officeooo:rsid="00156f09" officeooo:paragraph-rsid="00156f09" style:font-style-asian="normal" style:font-style-complex="normal"/>
    </style:style>
    <style:style style:name="P62" style:family="paragraph" style:parent-style-name="Standard">
      <style:text-properties fo:language="en" fo:country="US" fo:font-style="normal" officeooo:rsid="0015d13b" officeooo:paragraph-rsid="00156f09" style:font-style-asian="normal" style:font-style-complex="normal"/>
    </style:style>
    <style:style style:name="P63" style:family="paragraph" style:parent-style-name="Standard">
      <style:text-properties fo:language="en" fo:country="US" fo:font-style="normal" officeooo:rsid="002733bc" officeooo:paragraph-rsid="002733bc" style:font-style-asian="normal" style:font-style-complex="normal"/>
    </style:style>
    <style:style style:name="P64" style:family="paragraph" style:parent-style-name="Standard">
      <style:text-properties fo:language="en" fo:country="US" fo:font-style="normal" officeooo:rsid="002bae2d" officeooo:paragraph-rsid="002c0cca" style:font-style-asian="normal" style:font-style-complex="normal"/>
    </style:style>
    <style:style style:name="P65" style:family="paragraph" style:parent-style-name="Standard">
      <style:text-properties fo:language="en" fo:country="US" fo:font-style="normal" fo:font-weight="bold" officeooo:rsid="00112b69" officeooo:paragraph-rsid="00112b69" style:font-style-asian="normal" style:font-weight-asian="bold" style:font-style-complex="normal" style:font-weight-complex="bold"/>
    </style:style>
    <style:style style:name="P66" style:family="paragraph" style:parent-style-name="Standard">
      <style:text-properties fo:language="en" fo:country="US" fo:font-style="normal" fo:font-weight="bold" officeooo:rsid="001d18af" officeooo:paragraph-rsid="001d18af" style:font-style-asian="normal" style:font-weight-asian="bold" style:font-style-complex="normal" style:font-weight-complex="bold"/>
    </style:style>
    <style:style style:name="P67" style:family="paragraph" style:parent-style-name="Standard">
      <style:text-properties fo:language="en" fo:country="US" fo:font-style="normal" fo:font-weight="bold" officeooo:rsid="002178de" officeooo:paragraph-rsid="0022b3f0" style:font-style-asian="normal" style:font-weight-asian="bold" style:font-style-complex="normal" style:font-weight-complex="bold"/>
    </style:style>
    <style:style style:name="P68" style:family="paragraph" style:parent-style-name="Standard">
      <style:text-properties fo:language="en" fo:country="US" fo:font-style="normal" fo:font-weight="bold" officeooo:rsid="0015d13b" officeooo:paragraph-rsid="0015d13b" style:font-style-asian="normal" style:font-weight-asian="bold" style:font-style-complex="normal" style:font-weight-complex="bold"/>
    </style:style>
    <style:style style:name="P69" style:family="paragraph" style:parent-style-name="Standard">
      <style:text-properties fo:language="en" fo:country="US" fo:font-style="normal" fo:font-weight="bold" officeooo:rsid="00259f8c" officeooo:paragraph-rsid="00259f8c" style:font-style-asian="normal" style:font-weight-asian="bold" style:font-style-complex="normal" style:font-weight-complex="bold"/>
    </style:style>
    <style:style style:name="P70" style:family="paragraph" style:parent-style-name="Standard">
      <style:text-properties fo:language="en" fo:country="US" officeooo:rsid="00259f8c" officeooo:paragraph-rsid="00259f8c"/>
    </style:style>
    <style:style style:name="P71" style:family="paragraph" style:parent-style-name="Standard">
      <style:text-properties fo:language="en" fo:country="US" officeooo:rsid="0026627d" officeooo:paragraph-rsid="0026627d"/>
    </style:style>
    <style:style style:name="P72" style:family="paragraph" style:parent-style-name="Standard">
      <style:text-properties fo:language="en" fo:country="US" officeooo:rsid="002bae2d" officeooo:paragraph-rsid="002bae2d"/>
    </style:style>
    <style:style style:name="P73" style:family="paragraph" style:parent-style-name="Text_20_body">
      <style:text-properties fo:language="en" fo:country="US"/>
    </style:style>
    <style:style style:name="P74" style:family="paragraph" style:parent-style-name="Text_20_body">
      <style:paragraph-properties fo:margin-top="0in" fo:margin-bottom="0in" style:contextual-spacing="false"/>
      <style:text-properties fo:language="en" fo:country="US"/>
    </style:style>
    <style:style style:name="P75" style:family="paragraph" style:parent-style-name="Text_20_body">
      <style:text-properties fo:language="en" fo:country="US" officeooo:rsid="0016dbb0" officeooo:paragraph-rsid="0016dbb0"/>
    </style:style>
    <style:style style:name="P76" style:family="paragraph" style:parent-style-name="Text_20_body">
      <style:paragraph-properties fo:margin-top="0in" fo:margin-bottom="0in" style:contextual-spacing="false"/>
      <style:text-properties fo:language="en" fo:country="US" fo:font-weight="bold" officeooo:rsid="0016dbb0" officeooo:paragraph-rsid="0016dbb0" style:font-weight-asian="bold" style:font-weight-complex="bold"/>
    </style:style>
    <style:style style:name="P77" style:family="paragraph" style:parent-style-name="Text_20_body">
      <style:paragraph-properties fo:margin-top="0in" fo:margin-bottom="0in" style:contextual-spacing="false" fo:line-height="115%"/>
      <style:text-properties fo:language="en" fo:country="US" fo:font-weight="bold" officeooo:rsid="0016dbb0" officeooo:paragraph-rsid="001843e1" style:font-weight-asian="bold" style:font-weight-complex="bold"/>
    </style:style>
    <style:style style:name="P78" style:family="paragraph" style:parent-style-name="Text_20_body">
      <style:paragraph-properties fo:margin-top="0in" fo:margin-bottom="0.0181in" style:contextual-spacing="false" fo:line-height="100%"/>
      <style:text-properties fo:language="en" fo:country="US" fo:font-weight="bold" officeooo:rsid="0016dbb0" officeooo:paragraph-rsid="0016dbb0" style:font-weight-asian="bold" style:font-weight-complex="bold"/>
    </style:style>
    <style:style style:name="P79" style:family="paragraph" style:parent-style-name="Text_20_body">
      <style:paragraph-properties fo:margin-top="0in" fo:margin-bottom="0.0181in" style:contextual-spacing="false" fo:line-height="100%" fo:break-before="page"/>
      <style:text-properties fo:language="en" fo:country="US" fo:font-weight="bold" officeooo:rsid="0016dbb0" officeooo:paragraph-rsid="0016dbb0" style:font-weight-asian="bold" style:font-weight-complex="bold"/>
    </style:style>
    <style:style style:name="P80" style:family="paragraph" style:parent-style-name="Text_20_body">
      <style:paragraph-properties fo:margin-top="0in" fo:margin-bottom="0in" style:contextual-spacing="false" fo:line-height="115%"/>
      <style:text-properties fo:language="en" fo:country="US" officeooo:paragraph-rsid="001843e1"/>
    </style:style>
    <style:style style:name="P81" style:family="paragraph" style:parent-style-name="Text_20_body">
      <style:text-properties fo:language="en" fo:country="US" officeooo:rsid="0015d13b" officeooo:paragraph-rsid="002dbf1b"/>
    </style:style>
    <style:style style:name="P82" style:family="paragraph" style:parent-style-name="Title">
      <style:text-properties fo:language="en" fo:country="US"/>
    </style:style>
    <style:style style:name="P83" style:family="paragraph" style:parent-style-name="Preformatted_20_Text">
      <style:paragraph-properties fo:margin-top="0in" fo:margin-bottom="0.1965in" style:contextual-spacing="false"/>
      <style:text-properties officeooo:paragraph-rsid="001fa003"/>
    </style:style>
    <style:style style:name="P84" style:family="paragraph" style:parent-style-name="Preformatted_20_Text">
      <style:paragraph-properties fo:margin-left="0in" fo:margin-right="0in" fo:text-indent="0in" style:auto-text-indent="false"/>
      <style:text-properties fo:font-variant="normal" fo:text-transform="none" fo:language="en" fo:country="US" fo:font-style="italic" fo:font-weight="bold" style:font-style-asian="italic" style:font-weight-asian="bold" style:font-style-complex="italic" style:font-weight-complex="bold" loext:padding="0in" loext:border="none"/>
    </style:style>
    <style:style style:name="P85" style:family="paragraph" style:parent-style-name="Preformatted_20_Text">
      <style:paragraph-properties fo:margin-left="0in" fo:margin-right="0in" fo:margin-top="0in" fo:margin-bottom="0.1965in" style:contextual-spacing="false" fo:text-indent="0in" style:auto-text-indent="false"/>
      <style:text-properties fo:font-variant="normal" fo:text-transform="none" fo:language="en" fo:country="US" fo:font-style="italic" fo:font-weight="bold" style:font-style-asian="italic" style:font-weight-asian="bold" style:font-style-complex="italic" style:font-weight-complex="bold" loext:padding="0in" loext:border="none"/>
    </style:style>
    <style:style style:name="P86" style:family="paragraph" style:parent-style-name="Preformatted_20_Text">
      <style:text-properties fo:font-variant="normal" fo:text-transform="none" fo:language="en" fo:country="US" fo:font-style="italic" fo:font-weight="bold" style:font-style-asian="italic" style:font-weight-asian="bold" style:font-style-complex="italic" style:font-weight-complex="bold" loext:padding="0in" loext:border="none"/>
    </style:style>
    <style:style style:name="P87" style:family="paragraph" style:parent-style-name="Preformatted_20_Text">
      <style:paragraph-properties fo:margin-top="0in" fo:margin-bottom="0.1965in" style:contextual-spacing="false"/>
      <style:text-properties fo:font-variant="normal" fo:text-transform="none" fo:language="en" fo:country="US" fo:font-style="italic" fo:font-weight="bold" style:font-style-asian="italic" style:font-weight-asian="bold" style:font-style-complex="italic" style:font-weight-complex="bold" loext:padding="0in" loext:border="none"/>
    </style:style>
    <style:style style:name="P88" style:family="paragraph" style:parent-style-name="Text_20_body">
      <style:text-properties fo:font-variant="normal" fo:text-transform="none" fo:language="en" fo:country="US" fo:font-style="italic" fo:font-weight="normal" officeooo:paragraph-rsid="0000d994" style:font-style-asian="italic" style:font-style-complex="italic" loext:padding="0in" loext:border="none"/>
    </style:style>
    <style:style style:name="P89" style:family="paragraph" style:parent-style-name="Text_20_body">
      <style:text-properties fo:font-variant="normal" fo:text-transform="none" fo:language="en" fo:country="US" fo:font-style="italic" fo:font-weight="normal" style:font-style-asian="italic" style:font-style-complex="italic" loext:padding="0in" loext:border="none"/>
    </style:style>
    <style:style style:name="P90" style:family="paragraph" style:parent-style-name="Standard">
      <style:text-properties fo:font-variant="normal" fo:text-transform="none" fo:language="en" fo:country="US" fo:font-style="normal" fo:font-weight="normal" officeooo:rsid="0000d994" officeooo:paragraph-rsid="00062332"/>
    </style:style>
    <style:style style:name="P91" style:family="paragraph" style:parent-style-name="Standard">
      <style:text-properties fo:font-variant="normal" fo:text-transform="none" fo:language="en" fo:country="US" fo:font-style="normal" fo:font-weight="normal" officeooo:rsid="0000d994" officeooo:paragraph-rsid="000c72c9"/>
    </style:style>
    <style:style style:name="P92" style:family="paragraph" style:parent-style-name="Standard">
      <style:text-properties fo:font-variant="normal" fo:text-transform="none" fo:language="en" fo:country="US" fo:font-style="normal" fo:font-weight="normal" officeooo:rsid="000f34b7" officeooo:paragraph-rsid="000f34b7"/>
    </style:style>
    <style:style style:name="P93" style:family="paragraph" style:parent-style-name="Standard">
      <style:text-properties fo:font-variant="normal" fo:text-transform="none" fo:language="en" fo:country="US" fo:font-style="normal" fo:font-weight="normal" officeooo:rsid="00062332" officeooo:paragraph-rsid="00062332"/>
    </style:style>
    <style:style style:name="P94" style:family="paragraph" style:parent-style-name="Standard">
      <style:text-properties fo:font-variant="normal" fo:text-transform="none" fo:language="en" fo:country="US" fo:font-style="normal" fo:font-weight="normal" officeooo:rsid="00092c4c" officeooo:paragraph-rsid="00092c4c"/>
    </style:style>
    <style:style style:name="P95" style:family="paragraph" style:parent-style-name="Standard">
      <style:text-properties fo:font-variant="normal" fo:text-transform="none" fo:language="en" fo:country="US" fo:font-style="normal" fo:font-weight="bold" officeooo:rsid="000f34b7" officeooo:paragraph-rsid="000f34b7" style:font-weight-asian="bold" style:font-weight-complex="bold"/>
    </style:style>
    <style:style style:name="P96" style:family="paragraph" style:parent-style-name="Standard">
      <style:text-properties officeooo:paragraph-rsid="001fdae0"/>
    </style:style>
    <style:style style:name="P97" style:family="paragraph" style:parent-style-name="Standard">
      <style:text-properties officeooo:paragraph-rsid="0020593c"/>
    </style:style>
    <style:style style:name="P98" style:family="paragraph" style:parent-style-name="Standard">
      <style:text-properties officeooo:paragraph-rsid="002178de"/>
    </style:style>
    <style:style style:name="P99" style:family="paragraph" style:parent-style-name="Standard">
      <style:text-properties fo:color="#c9211e" loext:opacity="100%" fo:language="en" fo:country="US" fo:font-style="normal" fo:font-weight="bold" officeooo:rsid="00228e02" officeooo:paragraph-rsid="00128cb8" style:font-style-asian="normal" style:font-weight-asian="bold" style:font-style-complex="normal" style:font-weight-complex="bold"/>
    </style:style>
    <style:style style:name="P100" style:family="paragraph" style:parent-style-name="Standard">
      <style:paragraph-properties fo:break-before="page"/>
      <style:text-properties officeooo:paragraph-rsid="000df119"/>
    </style:style>
    <style:style style:name="P101" style:family="paragraph" style:parent-style-name="Text_20_body">
      <style:paragraph-properties fo:margin-top="0in" fo:margin-bottom="0in" style:contextual-spacing="false" fo:line-height="115%"/>
      <style:text-properties fo:font-size="9pt" fo:language="en" fo:country="US" fo:font-weight="bold" officeooo:rsid="0016dbb0" officeooo:paragraph-rsid="001843e1" style:font-size-asian="7.84999990463257pt" style:font-weight-asian="bold" style:font-size-complex="9pt" style:font-weight-complex="bold"/>
    </style:style>
    <style:style style:name="P102" style:family="paragraph" style:parent-style-name="Text_20_body">
      <style:paragraph-properties fo:margin-top="0in" fo:margin-bottom="0in" style:contextual-spacing="false" fo:line-height="115%"/>
      <style:text-properties fo:font-size="9pt" fo:language="en" fo:country="US" officeooo:paragraph-rsid="001843e1" style:font-size-asian="7.84999990463257pt" style:font-size-complex="9pt"/>
    </style:style>
    <style:style style:name="P103" style:family="paragraph" style:parent-style-name="Contents_20_1">
      <style:paragraph-properties>
        <style:tab-stops>
          <style:tab-stop style:position="6.6929in" style:type="right" style:leader-style="dotted" style:leader-text="."/>
        </style:tab-stops>
      </style:paragraph-properties>
    </style:style>
    <style:style style:name="P104" style:family="paragraph" style:parent-style-name="Contents_20_2">
      <style:paragraph-properties>
        <style:tab-stops>
          <style:tab-stop style:position="6.4965in" style:type="right" style:leader-style="dotted" style:leader-text="."/>
        </style:tab-stops>
      </style:paragraph-properties>
    </style:style>
    <style:style style:name="P105" style:family="paragraph" style:parent-style-name="Standard">
      <style:text-properties officeooo:paragraph-rsid="0031f22d"/>
    </style:style>
    <style:style style:name="P106" style:family="paragraph" style:parent-style-name="Contents_20_1">
      <style:paragraph-properties>
        <style:tab-stops>
          <style:tab-stop style:position="6.6929in" style:type="right" style:leader-style="dotted" style:leader-text="."/>
        </style:tab-stops>
      </style:paragraph-properties>
    </style:style>
    <style:style style:name="P107" style:family="paragraph" style:parent-style-name="Contents_20_2">
      <style:paragraph-properties>
        <style:tab-stops>
          <style:tab-stop style:position="6.4965in" style:type="right" style:leader-style="dotted" style:leader-text="."/>
        </style:tab-stops>
      </style:paragraph-properties>
    </style:style>
    <style:style style:name="P108" style:family="paragraph" style:parent-style-name="Heading_20_1">
      <style:paragraph-properties fo:break-before="page"/>
      <style:text-properties fo:language="en" fo:country="US"/>
    </style:style>
    <style:style style:name="P109" style:family="paragraph" style:parent-style-name="Heading_20_1">
      <style:text-properties fo:language="en" fo:country="US"/>
    </style:style>
    <style:style style:name="P110" style:family="paragraph" style:parent-style-name="Heading_20_1">
      <style:paragraph-properties fo:break-before="page"/>
    </style:style>
    <style:style style:name="P111" style:family="paragraph" style:parent-style-name="Heading_20_1">
      <style:text-properties officeooo:rsid="0000d994" officeooo:paragraph-rsid="000aee11"/>
    </style:style>
    <style:style style:name="P112" style:family="paragraph" style:parent-style-name="Heading_20_2">
      <style:paragraph-properties fo:break-before="page"/>
      <style:text-properties fo:language="en" fo:country="US"/>
    </style:style>
    <style:style style:name="P113" style:family="paragraph" style:parent-style-name="Heading_20_2">
      <style:text-properties fo:language="en" fo:country="US"/>
    </style:style>
    <style:style style:name="P114" style:family="paragraph" style:parent-style-name="Heading_20_2">
      <style:text-properties fo:language="en" fo:country="US" officeooo:paragraph-rsid="001b7e5c"/>
    </style:style>
    <style:style style:name="P115" style:family="paragraph" style:parent-style-name="Heading_20_2">
      <style:text-properties fo:language="en" fo:country="US" officeooo:paragraph-rsid="0015d13b"/>
    </style:style>
    <style:style style:name="P116" style:family="paragraph" style:parent-style-name="Heading_20_2">
      <style:paragraph-properties fo:break-before="page"/>
    </style:style>
    <style:style style:name="P117" style:family="paragraph" style:parent-style-name="Preformatted_20_Text" style:list-style-name="L4">
      <style:paragraph-properties fo:margin-top="0in" fo:margin-bottom="0.1965in" style:contextual-spacing="false"/>
      <style:text-properties officeooo:paragraph-rsid="001e0ab9"/>
    </style:style>
    <style:style style:name="P118" style:family="paragraph" style:parent-style-name="Preformatted_20_Text" style:list-style-name="L4">
      <style:paragraph-properties fo:margin-top="0in" fo:margin-bottom="0.1965in" style:contextual-spacing="false" fo:line-height="100%"/>
      <style:text-properties fo:language="en" fo:country="US" officeooo:paragraph-rsid="001e0ab9"/>
    </style:style>
    <style:style style:name="P119" style:family="paragraph" style:parent-style-name="Preformatted_20_Text" style:list-style-name="L10"/>
    <style:style style:name="P120" style:family="paragraph" style:parent-style-name="Preformatted_20_Text" style:list-style-name="L12">
      <style:paragraph-properties fo:margin-top="0in" fo:margin-bottom="0.1965in" style:contextual-spacing="false"/>
    </style:style>
    <style:style style:name="P121" style:family="paragraph" style:parent-style-name="Preformatted_20_Text" style:list-style-name="L14">
      <style:paragraph-properties fo:margin-top="0in" fo:margin-bottom="0.1965in" style:contextual-spacing="false"/>
    </style:style>
    <style:style style:name="P122" style:family="paragraph" style:parent-style-name="Preformatted_20_Text" style:list-style-name="L16">
      <style:paragraph-properties fo:margin-top="0in" fo:margin-bottom="0.1965in" style:contextual-spacing="false"/>
    </style:style>
    <style:style style:name="P123" style:family="paragraph" style:parent-style-name="Preformatted_20_Text" style:list-style-name="L21">
      <style:paragraph-properties fo:margin-top="0in" fo:margin-bottom="0.1965in" style:contextual-spacing="false"/>
    </style:style>
    <style:style style:name="P124" style:family="paragraph" style:parent-style-name="Preformatted_20_Text" style:list-style-name="L23">
      <style:paragraph-properties fo:margin-top="0in" fo:margin-bottom="0.1965in" style:contextual-spacing="false"/>
    </style:style>
    <style:style style:name="P125" style:family="paragraph" style:parent-style-name="Standard" style:list-style-name="L2">
      <style:text-properties fo:language="en" fo:country="US" fo:font-style="normal" officeooo:rsid="002bae2d" officeooo:paragraph-rsid="002c0cca" style:font-style-asian="normal" style:font-style-complex="normal"/>
    </style:style>
    <style:style style:name="P126" style:family="paragraph" style:parent-style-name="Standard">
      <style:text-properties fo:language="en" fo:country="US" fo:font-style="normal" officeooo:rsid="00299f44" officeooo:paragraph-rsid="003933ba" style:font-style-asian="normal" style:font-style-complex="normal"/>
    </style:style>
    <style:style style:name="P127" style:family="paragraph" style:parent-style-name="Text_20_body" style:list-style-name="L1">
      <style:text-properties fo:language="en" fo:country="US"/>
    </style:style>
    <style:style style:name="P128" style:family="paragraph" style:parent-style-name="Text_20_body" style:list-style-name="L1">
      <style:text-properties fo:language="en" fo:country="US" officeooo:paragraph-rsid="000aee11"/>
    </style:style>
    <style:style style:name="P129" style:family="paragraph" style:parent-style-name="Text_20_body" style:list-style-name="L1">
      <style:text-properties fo:language="en" fo:country="US" officeooo:rsid="000aee11" officeooo:paragraph-rsid="000aee11"/>
    </style:style>
    <style:style style:name="P130" style:family="paragraph" style:parent-style-name="Text_20_body" style:list-style-name="L1">
      <style:text-properties fo:language="en" fo:country="US" officeooo:rsid="000df119" officeooo:paragraph-rsid="000df119"/>
    </style:style>
    <style:style style:name="P131" style:family="paragraph" style:parent-style-name="Text_20_body" style:list-style-name="L3">
      <style:paragraph-properties fo:margin-top="0in" fo:margin-bottom="0in" style:contextual-spacing="false"/>
      <style:text-properties fo:language="en" fo:country="US"/>
    </style:style>
    <style:style style:name="P132" style:family="paragraph" style:parent-style-name="Text_20_body" style:list-style-name="L11">
      <style:text-properties fo:language="en" fo:country="US"/>
    </style:style>
    <style:style style:name="P133" style:family="paragraph" style:parent-style-name="Text_20_body" style:list-style-name="L13">
      <style:paragraph-properties fo:break-before="page"/>
      <style:text-properties fo:language="en" fo:country="US"/>
    </style:style>
    <style:style style:name="P134" style:family="paragraph" style:parent-style-name="Text_20_body" style:list-style-name="L18">
      <style:text-properties fo:language="en" fo:country="US"/>
    </style:style>
    <style:style style:name="P135" style:family="paragraph" style:parent-style-name="Text_20_body" style:list-style-name="L20">
      <style:text-properties fo:language="en" fo:country="US" fo:font-weight="bold" style:font-weight-asian="bold" style:font-weight-complex="bold"/>
    </style:style>
    <style:style style:name="P136" style:family="paragraph" style:parent-style-name="Text_20_body" style:list-style-name="L24">
      <style:text-properties fo:language="en" fo:country="US"/>
    </style:style>
    <style:style style:name="P137" style:family="paragraph" style:parent-style-name="Text_20_body">
      <style:text-properties fo:language="en" fo:country="US" fo:font-style="normal" officeooo:rsid="001843e1" officeooo:paragraph-rsid="0016dbb0" style:font-style-asian="normal" style:font-style-complex="normal"/>
    </style:style>
    <style:style style:name="P138" style:family="paragraph" style:parent-style-name="Text_20_body">
      <style:text-properties fo:language="en" fo:country="US" fo:font-style="normal" officeooo:rsid="003933ba" officeooo:paragraph-rsid="003933ba" style:font-style-asian="normal" style:font-style-complex="normal"/>
    </style:style>
    <style:style style:name="P139" style:family="paragraph" style:parent-style-name="Text_20_body" style:list-style-name="L3"/>
    <style:style style:name="P140" style:family="paragraph" style:parent-style-name="Text_20_body" style:list-style-name="L5">
      <style:paragraph-properties fo:margin-top="0in" fo:margin-bottom="0in" style:contextual-spacing="false" fo:line-height="100%"/>
    </style:style>
    <style:style style:name="P141" style:family="paragraph" style:parent-style-name="Text_20_body" style:list-style-name="L6">
      <style:paragraph-properties fo:margin-top="0in" fo:margin-bottom="0in" style:contextual-spacing="false"/>
    </style:style>
    <style:style style:name="P142" style:family="paragraph" style:parent-style-name="Text_20_body" style:list-style-name="L7">
      <style:paragraph-properties fo:margin-top="0in" fo:margin-bottom="0in" style:contextual-spacing="false"/>
    </style:style>
    <style:style style:name="P143" style:family="paragraph" style:parent-style-name="Text_20_body" style:list-style-name="L8">
      <style:paragraph-properties fo:margin-top="0in" fo:margin-bottom="0in" style:contextual-spacing="false"/>
    </style:style>
    <style:style style:name="P144" style:family="paragraph" style:parent-style-name="Text_20_body" style:list-style-name="L9"/>
    <style:style style:name="P145" style:family="paragraph" style:parent-style-name="Text_20_body" style:list-style-name="L13"/>
    <style:style style:name="P146" style:family="paragraph" style:parent-style-name="Text_20_body" style:list-style-name="L15"/>
    <style:style style:name="P147" style:family="paragraph" style:parent-style-name="Text_20_body" style:list-style-name="L17">
      <style:paragraph-properties fo:margin-top="0in" fo:margin-bottom="0in" style:contextual-spacing="false"/>
    </style:style>
    <style:style style:name="P148" style:family="paragraph" style:parent-style-name="Text_20_body" style:list-style-name="L19">
      <style:paragraph-properties fo:margin-top="0in" fo:margin-bottom="0in" style:contextual-spacing="false"/>
    </style:style>
    <style:style style:name="P149" style:family="paragraph" style:parent-style-name="Text_20_body" style:list-style-name="L22">
      <style:text-properties officeooo:paragraph-rsid="001fa003"/>
    </style:style>
    <style:style style:name="P150" style:family="paragraph" style:parent-style-name="Text_20_body">
      <style:text-properties officeooo:paragraph-rsid="0036c8a6"/>
    </style:style>
    <style:style style:name="T1" style:family="text">
      <style:text-properties officeooo:rsid="0000d994"/>
    </style:style>
    <style:style style:name="T2" style:family="text">
      <style:text-properties officeooo:rsid="0002424d"/>
    </style:style>
    <style:style style:name="T3" style:family="text">
      <style:text-properties fo:font-variant="normal" fo:text-transform="none" fo:font-style="normal" fo:font-weight="normal" officeooo:rsid="00062332"/>
    </style:style>
    <style:style style:name="T4" style:family="text">
      <style:text-properties fo:font-variant="normal" fo:text-transform="none" fo:font-style="normal" fo:font-weight="normal" officeooo:rsid="000c72c9"/>
    </style:style>
    <style:style style:name="T5" style:family="text">
      <style:text-properties fo:font-variant="normal" fo:text-transform="none" fo:font-style="normal" fo:font-weight="normal" officeooo:rsid="000f34b7"/>
    </style:style>
    <style:style style:name="T6" style:family="text">
      <style:text-properties fo:font-variant="normal" fo:text-transform="none" fo:font-weight="normal" loext:padding="0in" loext:border="none"/>
    </style:style>
    <style:style style:name="T7" style:family="text">
      <style:text-properties fo:font-variant="normal" fo:text-transform="none" fo:font-weight="bold" style:font-weight-asian="bold" style:font-weight-complex="bold" loext:padding="0in" loext:border="none"/>
    </style:style>
    <style:style style:name="T8" style:family="text">
      <style:text-properties fo:font-variant="normal" fo:text-transform="none" fo:language="en" fo:country="US" fo:font-style="italic" fo:font-weight="normal" style:font-style-asian="italic" style:font-style-complex="italic" loext:padding="0in" loext:border="none"/>
    </style:style>
    <style:style style:name="T9" style:family="text">
      <style:text-properties fo:font-variant="normal" fo:text-transform="none" fo:language="en" fo:country="US" fo:font-style="italic" fo:font-weight="normal" officeooo:rsid="00062332" style:font-style-asian="italic" style:font-style-complex="italic" loext:padding="0in" loext:border="none"/>
    </style:style>
    <style:style style:name="T10" style:family="text">
      <style:text-properties fo:font-variant="normal" fo:text-transform="none" fo:language="en" fo:country="US" fo:font-style="italic" fo:font-weight="normal" officeooo:rsid="002733bc" style:font-style-asian="italic" style:font-style-complex="italic" loext:padding="0in" loext:border="none"/>
    </style:style>
    <style:style style:name="T11" style:family="text">
      <style:text-properties fo:font-variant="normal" fo:text-transform="none" fo:language="en" fo:country="US" fo:font-style="italic" style:font-style-asian="italic" style:font-style-complex="italic" loext:padding="0in" loext:border="none"/>
    </style:style>
    <style:style style:name="T12" style:family="text">
      <style:text-properties fo:font-style="italic" style:font-style-asian="italic" style:font-style-complex="italic"/>
    </style:style>
    <style:style style:name="T13" style:family="text">
      <style:text-properties officeooo:rsid="0007640f"/>
    </style:style>
    <style:style style:name="T14" style:family="text">
      <style:text-properties fo:font-weight="normal" style:font-weight-asian="normal" style:font-weight-complex="normal"/>
    </style:style>
    <style:style style:name="T15" style:family="text">
      <style:text-properties fo:font-weight="normal" officeooo:rsid="002c0cca" style:font-weight-asian="normal" style:font-weight-complex="normal"/>
    </style:style>
    <style:style style:name="T16" style:family="text">
      <style:text-properties fo:font-weight="normal" officeooo:rsid="002ca4c6" style:font-weight-asian="normal" style:font-weight-complex="normal"/>
    </style:style>
    <style:style style:name="T17" style:family="text">
      <style:text-properties fo:font-weight="normal" officeooo:rsid="003384f8" style:font-weight-asian="normal" style:font-weight-complex="normal"/>
    </style:style>
    <style:style style:name="T18" style:family="text">
      <style:text-properties fo:font-weight="normal" officeooo:rsid="0036c8a6" style:font-weight-asian="normal" style:font-weight-complex="normal"/>
    </style:style>
    <style:style style:name="T19" style:family="text">
      <style:text-properties fo:font-weight="normal" officeooo:rsid="003933ba" style:font-weight-asian="normal" style:font-weight-complex="normal"/>
    </style:style>
    <style:style style:name="T20" style:family="text">
      <style:text-properties officeooo:rsid="000aee11"/>
    </style:style>
    <style:style style:name="T21" style:family="text">
      <style:text-properties officeooo:rsid="000df119"/>
    </style:style>
    <style:style style:name="T22" style:family="text">
      <style:text-properties fo:font-weight="bold" style:font-weight-asian="bold" style:font-weight-complex="bold"/>
    </style:style>
    <style:style style:name="T23" style:family="text">
      <style:text-properties fo:font-weight="bold" officeooo:rsid="0022b3f0" style:font-weight-asian="bold" style:font-weight-complex="bold"/>
    </style:style>
    <style:style style:name="T24" style:family="text">
      <style:text-properties fo:font-weight="bold" officeooo:rsid="00299f44" style:font-weight-asian="bold" style:font-weight-complex="bold"/>
    </style:style>
    <style:style style:name="T25" style:family="text">
      <style:text-properties fo:font-weight="bold" officeooo:rsid="002733bc" style:font-weight-asian="bold" style:font-weight-complex="bold"/>
    </style:style>
    <style:style style:name="T26" style:family="text">
      <style:text-properties officeooo:rsid="000f34b7"/>
    </style:style>
    <style:style style:name="T27" style:family="text">
      <style:text-properties officeooo:rsid="00128cb8"/>
    </style:style>
    <style:style style:name="T28" style:family="text">
      <style:text-properties officeooo:rsid="0012a285"/>
    </style:style>
    <style:style style:name="T29" style:family="text">
      <style:text-properties officeooo:rsid="00148955"/>
    </style:style>
    <style:style style:name="T30" style:family="text">
      <style:text-properties officeooo:rsid="0015d13b"/>
    </style:style>
    <style:style style:name="T31" style:family="text">
      <style:text-properties fo:font-style="normal" style:font-style-asian="normal" style:font-style-complex="normal"/>
    </style:style>
    <style:style style:name="T32" style:family="text">
      <style:text-properties fo:font-style="normal" officeooo:rsid="00128cb8" style:font-style-asian="normal" style:font-style-complex="normal"/>
    </style:style>
    <style:style style:name="T33" style:family="text">
      <style:text-properties fo:font-style="normal" officeooo:rsid="0016dbb0" style:font-style-asian="normal" style:font-style-complex="normal"/>
    </style:style>
    <style:style style:name="T34" style:family="text">
      <style:text-properties fo:font-style="normal" officeooo:rsid="001843e1" style:font-style-asian="normal" style:font-style-complex="normal"/>
    </style:style>
    <style:style style:name="T35" style:family="text">
      <style:text-properties fo:font-style="normal" officeooo:rsid="0019ba32" style:font-style-asian="normal" style:font-style-complex="normal"/>
    </style:style>
    <style:style style:name="T36" style:family="text">
      <style:text-properties fo:font-style="normal" officeooo:rsid="001b7e5c" style:font-style-asian="normal" style:font-style-complex="normal"/>
    </style:style>
    <style:style style:name="T37" style:family="text">
      <style:text-properties fo:font-style="normal" officeooo:rsid="002dbf1b" style:font-style-asian="normal" style:font-style-complex="normal"/>
    </style:style>
    <style:style style:name="T38" style:family="text">
      <style:text-properties fo:font-style="normal" officeooo:rsid="003384f8"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officeooo:rsid="0016dbb0"/>
    </style:style>
    <style:style style:name="T42" style:family="text">
      <style:text-properties officeooo:rsid="001843e1"/>
    </style:style>
    <style:style style:name="T43" style:family="text">
      <style:text-properties officeooo:rsid="0019ba32"/>
    </style:style>
    <style:style style:name="T44" style:family="text">
      <style:text-properties officeooo:rsid="001b7e5c"/>
    </style:style>
    <style:style style:name="T45" style:family="text">
      <style:text-properties fo:font-size="20pt" fo:language="en" fo:country="US" fo:font-weight="normal" officeooo:rsid="001e0ab9" style:font-size-asian="20pt" style:font-weight-asian="normal" style:font-size-complex="20pt" style:font-weight-complex="normal"/>
    </style:style>
    <style:style style:name="T46" style:family="text">
      <style:text-properties officeooo:rsid="001fa003"/>
    </style:style>
    <style:style style:name="T47" style:family="text">
      <style:text-properties fo:font-size="12pt" fo:language="en" fo:country="US" fo:font-weight="normal" officeooo:rsid="001fa003" style:font-size-asian="10.5pt" style:font-weight-asian="normal" style:font-size-complex="12pt" style:font-weight-complex="normal"/>
    </style:style>
    <style:style style:name="T48" style:family="text">
      <style:text-properties fo:font-size="12pt" fo:language="en" fo:country="US" fo:font-weight="normal" officeooo:rsid="001fdae0" style:font-size-asian="10.5pt" style:font-weight-asian="normal" style:font-size-complex="12pt" style:font-weight-complex="normal"/>
    </style:style>
    <style:style style:name="T49" style:family="text">
      <style:text-properties fo:font-size="12pt" fo:language="en" fo:country="US" fo:font-weight="normal" officeooo:rsid="0031f22d" style:font-size-asian="10.5pt" style:font-weight-asian="normal" style:font-size-complex="12pt" style:font-weight-complex="normal"/>
    </style:style>
    <style:style style:name="T50" style:family="text">
      <style:text-properties fo:font-size="12pt" fo:language="en" fo:country="US" officeooo:rsid="001e0ab9" style:font-size-asian="10.5pt" style:font-size-complex="12pt"/>
    </style:style>
    <style:style style:name="T51" style:family="text">
      <style:text-properties fo:color="#c9211e" loext:opacity="100%"/>
    </style:style>
    <style:style style:name="T52" style:family="text">
      <style:text-properties officeooo:rsid="0022b3f0"/>
    </style:style>
    <style:style style:name="T53" style:family="text">
      <style:text-properties fo:language="en" fo:country="US"/>
    </style:style>
    <style:style style:name="T54" style:family="text">
      <style:text-properties fo:language="en" fo:country="US" fo:font-style="normal" officeooo:rsid="00128cb8" style:font-style-asian="normal" style:font-style-complex="normal"/>
    </style:style>
    <style:style style:name="T55" style:family="text">
      <style:text-properties fo:language="en" fo:country="US" fo:font-style="normal" officeooo:rsid="0019ba32" style:font-style-asian="normal" style:font-style-complex="normal"/>
    </style:style>
    <style:style style:name="T56" style:family="text">
      <style:text-properties fo:language="en" fo:country="US" fo:font-style="normal" officeooo:rsid="001b7e5c" style:font-style-asian="normal" style:font-style-complex="normal"/>
    </style:style>
    <style:style style:name="T57" style:family="text">
      <style:text-properties fo:language="en" fo:country="US" fo:font-style="normal" officeooo:rsid="0036c8a6" style:font-style-asian="normal" style:font-style-complex="normal"/>
    </style:style>
    <style:style style:name="T58" style:family="text">
      <style:text-properties fo:language="en" fo:country="US" fo:font-style="normal" fo:font-weight="normal" officeooo:rsid="0015d13b" style:font-style-asian="normal" style:font-weight-asian="normal" style:font-style-complex="normal" style:font-weight-complex="normal"/>
    </style:style>
    <style:style style:name="T59" style:family="text">
      <style:text-properties fo:language="en" fo:country="US" fo:font-style="normal" fo:font-weight="normal" officeooo:rsid="00128cb8" style:font-style-asian="normal" style:font-weight-asian="normal" style:font-style-complex="normal" style:font-weight-complex="normal"/>
    </style:style>
    <style:style style:name="T60" style:family="text">
      <style:text-properties fo:language="en" fo:country="US" fo:font-style="normal" fo:font-weight="normal" officeooo:rsid="001b7e5c" style:font-style-asian="normal" style:font-weight-asian="normal" style:font-style-complex="normal" style:font-weight-complex="normal"/>
    </style:style>
    <style:style style:name="T61" style:family="text">
      <style:text-properties fo:language="en" fo:country="US" fo:font-style="normal" fo:font-weight="normal" officeooo:rsid="001fdae0" style:font-style-asian="normal" style:font-weight-asian="normal" style:font-style-complex="normal" style:font-weight-complex="normal"/>
    </style:style>
    <style:style style:name="T62" style:family="text">
      <style:text-properties fo:language="en" fo:country="US" fo:font-style="normal" fo:font-weight="normal" officeooo:rsid="0020593c" style:font-style-asian="normal" style:font-weight-asian="normal" style:font-style-complex="normal" style:font-weight-complex="normal"/>
    </style:style>
    <style:style style:name="T63" style:family="text">
      <style:text-properties fo:language="en" fo:country="US" fo:font-style="normal" fo:font-weight="normal" officeooo:rsid="00228e02" style:font-style-asian="normal" style:font-weight-asian="normal" style:font-style-complex="normal" style:font-weight-complex="normal"/>
    </style:style>
    <style:style style:name="T64" style:family="text">
      <style:text-properties fo:language="en" fo:country="US" fo:font-style="normal" fo:font-weight="normal" officeooo:rsid="002178de" style:font-style-asian="normal" style:font-weight-asian="normal" style:font-style-complex="normal" style:font-weight-complex="normal"/>
    </style:style>
    <style:style style:name="T65" style:family="text">
      <style:text-properties fo:language="en" fo:country="US" fo:font-style="normal" fo:font-weight="normal" officeooo:rsid="00259f8c" style:font-style-asian="normal" style:font-weight-asian="normal" style:font-style-complex="normal" style:font-weight-complex="normal"/>
    </style:style>
    <style:style style:name="T66" style:family="text">
      <style:text-properties fo:language="en" fo:country="US" fo:font-style="normal" fo:font-weight="normal" officeooo:rsid="0030abc1" style:font-style-asian="normal" style:font-weight-asian="normal" style:font-style-complex="normal" style:font-weight-complex="normal"/>
    </style:style>
    <style:style style:name="T67" style:family="text">
      <style:text-properties fo:language="en" fo:country="US" fo:font-style="normal" fo:font-weight="normal" officeooo:rsid="0031f22d" style:font-style-asian="normal" style:font-weight-asian="normal" style:font-style-complex="normal" style:font-weight-complex="normal"/>
    </style:style>
    <style:style style:name="T68" style:family="text">
      <style:text-properties fo:language="en" fo:country="US" fo:font-style="normal" fo:font-weight="normal" officeooo:rsid="0034d4c0" style:font-style-asian="normal" style:font-weight-asian="normal" style:font-style-complex="normal" style:font-weight-complex="normal"/>
    </style:style>
    <style:style style:name="T69" style:family="text">
      <style:text-properties fo:language="en" fo:country="US" fo:font-style="normal" fo:font-weight="normal" officeooo:rsid="0036c8a6" style:font-style-asian="normal" style:font-weight-asian="normal" style:font-style-complex="normal" style:font-weight-complex="normal"/>
    </style:style>
    <style:style style:name="T70" style:family="text">
      <style:text-properties fo:language="en" fo:country="US" fo:font-style="normal" fo:font-weight="bold" officeooo:rsid="0020593c" style:font-style-asian="normal" style:font-weight-asian="bold" style:font-style-complex="normal" style:font-weight-complex="bold"/>
    </style:style>
    <style:style style:name="T71" style:family="text">
      <style:text-properties fo:language="en" fo:country="US" fo:font-style="normal" fo:font-weight="bold" officeooo:rsid="0015d13b" style:font-style-asian="normal" style:font-weight-asian="bold" style:font-style-complex="normal" style:font-weight-complex="bold"/>
    </style:style>
    <style:style style:name="T72" style:family="text">
      <style:text-properties fo:language="en" fo:country="US" fo:font-style="normal" fo:font-weight="bold" officeooo:rsid="002178de" style:font-style-asian="normal" style:font-weight-asian="bold" style:font-style-complex="normal" style:font-weight-complex="bold"/>
    </style:style>
    <style:style style:name="T73" style:family="text">
      <style:text-properties fo:language="en" fo:country="US" fo:font-style="normal" fo:font-weight="bold" officeooo:rsid="00330f36" style:font-style-asian="normal" style:font-weight-asian="bold" style:font-style-complex="normal" style:font-weight-complex="bold"/>
    </style:style>
    <style:style style:name="T74" style:family="text">
      <style:text-properties fo:language="en" fo:country="US" fo:font-style="normal" fo:font-weight="bold" officeooo:rsid="0036c8a6" style:font-style-asian="normal" style:font-weight-asian="bold" style:font-style-complex="normal" style:font-weight-complex="bold"/>
    </style:style>
    <style:style style:name="T75" style:family="text">
      <style:text-properties fo:language="en" fo:country="US" fo:font-style="normal" style:text-underline-style="solid" style:text-underline-width="auto" style:text-underline-color="font-color" fo:font-weight="normal" officeooo:rsid="0020593c" style:font-style-asian="normal" style:font-weight-asian="normal" style:font-style-complex="normal" style:font-weight-complex="normal"/>
    </style:style>
    <style:style style:name="T76" style:family="text">
      <style:text-properties fo:language="en" fo:country="US" officeooo:rsid="0000d994"/>
    </style:style>
    <style:style style:name="T77" style:family="text">
      <style:text-properties fo:language="en" fo:country="US" loext:padding="0in" loext:border="none"/>
    </style:style>
    <style:style style:name="T78" style:family="text">
      <style:text-properties fo:language="en" fo:country="US" fo:font-style="italic" style:font-style-asian="italic" style:font-style-complex="italic"/>
    </style:style>
    <style:style style:name="T79" style:family="text">
      <style:text-properties fo:language="en" fo:country="US" fo:font-style="italic" style:font-style-asian="italic" style:font-style-complex="italic" loext:padding="0in" loext:border="none"/>
    </style:style>
    <style:style style:name="T80" style:family="text">
      <style:text-properties fo:language="en" fo:country="US" fo:font-style="italic" fo:font-weight="normal" style:font-style-asian="italic" style:font-style-complex="italic" loext:padding="0in" loext:border="none"/>
    </style:style>
    <style:style style:name="T81" style:family="text">
      <style:text-properties fo:language="en" fo:country="US" fo:font-style="italic" fo:font-weight="bold" officeooo:rsid="0031f22d" style:font-style-asian="italic" style:font-weight-asian="bold" style:font-style-complex="italic" style:font-weight-complex="bold"/>
    </style:style>
    <style:style style:name="T82" style:family="text">
      <style:text-properties fo:language="en" fo:country="US" officeooo:rsid="0007640f"/>
    </style:style>
    <style:style style:name="T83" style:family="text">
      <style:text-properties fo:language="en" fo:country="US" fo:font-weight="normal" officeooo:rsid="0007640f" style:font-weight-asian="normal" style:font-weight-complex="normal"/>
    </style:style>
    <style:style style:name="T84" style:family="text">
      <style:text-properties fo:language="en" fo:country="US" fo:font-weight="normal" officeooo:rsid="00156f09" style:font-weight-asian="normal" style:font-weight-complex="normal"/>
    </style:style>
    <style:style style:name="T85" style:family="text">
      <style:text-properties fo:language="en" fo:country="US" fo:font-weight="normal" officeooo:rsid="001e0ab9" style:font-weight-asian="normal" style:font-weight-complex="normal"/>
    </style:style>
    <style:style style:name="T86" style:family="text">
      <style:text-properties fo:language="en" fo:country="US" fo:font-weight="normal" officeooo:rsid="001d18af" style:font-weight-asian="normal" style:font-weight-complex="normal"/>
    </style:style>
    <style:style style:name="T87" style:family="text">
      <style:text-properties fo:language="en" fo:country="US" fo:font-weight="normal" officeooo:rsid="001fdae0" style:font-weight-asian="normal" style:font-weight-complex="normal"/>
    </style:style>
    <style:style style:name="T88" style:family="text">
      <style:text-properties fo:language="en" fo:country="US" fo:font-weight="normal" officeooo:rsid="0022b3f0" style:font-weight-asian="normal" style:font-weight-complex="normal"/>
    </style:style>
    <style:style style:name="T89" style:family="text">
      <style:text-properties fo:language="en" fo:country="US" fo:font-weight="normal" officeooo:rsid="002178de" style:font-weight-asian="normal" style:font-weight-complex="normal"/>
    </style:style>
    <style:style style:name="T90" style:family="text">
      <style:text-properties fo:language="en" fo:country="US" fo:font-weight="normal" officeooo:rsid="0026627d" style:font-weight-asian="normal" style:font-weight-complex="normal"/>
    </style:style>
    <style:style style:name="T91" style:family="text">
      <style:text-properties fo:language="en" fo:country="US" fo:font-weight="normal" officeooo:rsid="0030abc1" style:font-weight-asian="normal" style:font-weight-complex="normal"/>
    </style:style>
    <style:style style:name="T92" style:family="text">
      <style:text-properties fo:language="en" fo:country="US" fo:font-weight="normal" officeooo:rsid="00330f36" style:font-weight-asian="normal" style:font-weight-complex="normal"/>
    </style:style>
    <style:style style:name="T93" style:family="text">
      <style:text-properties fo:language="en" fo:country="US" officeooo:rsid="000aee11"/>
    </style:style>
    <style:style style:name="T94" style:family="text">
      <style:text-properties fo:language="en" fo:country="US" officeooo:rsid="001b7e5c"/>
    </style:style>
    <style:style style:name="T95" style:family="text">
      <style:text-properties fo:language="en" fo:country="US" fo:font-weight="bold" style:font-weight-asian="bold" style:font-weight-complex="bold"/>
    </style:style>
    <style:style style:name="T96" style:family="text">
      <style:text-properties fo:language="en" fo:country="US" fo:font-weight="bold" officeooo:rsid="002178de" style:font-weight-asian="bold" style:font-weight-complex="bold"/>
    </style:style>
    <style:style style:name="T97" style:family="text">
      <style:text-properties fo:language="en" fo:country="US" officeooo:rsid="0019ba32"/>
    </style:style>
    <style:style style:name="T98" style:family="text">
      <style:text-properties fo:language="en" fo:country="US" officeooo:rsid="001e0ab9"/>
    </style:style>
    <style:style style:name="T99" style:family="text">
      <style:text-properties fo:language="en" fo:country="US" officeooo:rsid="001fdae0"/>
    </style:style>
    <style:style style:name="T100" style:family="text">
      <style:text-properties fo:language="en" fo:country="US" officeooo:rsid="00259f8c"/>
    </style:style>
    <style:style style:name="T101" style:family="text">
      <style:text-properties fo:language="en" fo:country="US" officeooo:rsid="000df119"/>
    </style:style>
    <style:style style:name="T102" style:family="text">
      <style:text-properties fo:language="en" fo:country="US" officeooo:rsid="002bae2d"/>
    </style:style>
    <style:style style:name="T103" style:family="text">
      <style:text-properties fo:language="en" fo:country="US" officeooo:rsid="002f85d9" loext:padding="0in" loext:border="none"/>
    </style:style>
    <style:style style:name="T104" style:family="text">
      <style:text-properties officeooo:rsid="0026627d"/>
    </style:style>
    <style:style style:name="T105" style:family="text">
      <style:text-properties officeooo:rsid="002733bc"/>
    </style:style>
    <style:style style:name="T106" style:family="text">
      <style:text-properties officeooo:rsid="00299f44"/>
    </style:style>
    <style:style style:name="T107" style:family="text">
      <style:text-properties officeooo:rsid="002b1e97"/>
    </style:style>
    <style:style style:name="T108" style:family="text">
      <style:text-properties officeooo:rsid="002bae2d"/>
    </style:style>
    <style:style style:name="T109" style:family="text">
      <style:text-properties officeooo:rsid="002f85d9"/>
    </style:style>
    <style:style style:name="T110" style:family="text">
      <style:text-properties officeooo:rsid="0030abc1"/>
    </style:style>
    <style:style style:name="T111" style:family="text">
      <style:text-properties officeooo:rsid="00319d9e"/>
    </style:style>
    <style:style style:name="T112" style:family="text">
      <style:text-properties fo:color="#00a933" loext:opacity="100%" fo:font-size="20pt" fo:language="en" fo:country="US" fo:font-weight="normal" officeooo:rsid="001e0ab9" style:font-size-asian="20pt" style:font-weight-asian="normal" style:font-size-complex="20pt" style:font-weight-complex="normal"/>
    </style:style>
    <style:style style:name="T113" style:family="text">
      <style:text-properties fo:color="#00a933" loext:opacity="100%" fo:font-size="20pt" fo:language="en" fo:country="US" fo:font-weight="normal" officeooo:rsid="0026627d" style:font-size-asian="20pt" style:font-weight-asian="normal" style:font-size-complex="20pt" style:font-weight-complex="normal"/>
    </style:style>
    <style:style style:name="T114" style:family="text">
      <style:text-properties officeooo:rsid="00330f36"/>
    </style:style>
    <style:style style:name="T115" style:family="text">
      <style:text-properties fo:color="#000000" loext:opacity="100%" officeooo:rsid="00330f36"/>
    </style:style>
    <style:style style:name="T116" style:family="text">
      <style:text-properties fo:color="#000000" loext:opacity="100%" officeooo:rsid="003933ba"/>
    </style:style>
    <style:style style:name="T117" style:family="text">
      <style:text-properties fo:color="#000000" loext:opacity="100%" officeooo:rsid="003a411e"/>
    </style:style>
    <style:style style:name="T118" style:family="text">
      <style:text-properties officeooo:rsid="003384f8"/>
    </style:style>
    <style:style style:name="T119" style:family="text">
      <style:text-properties officeooo:rsid="0036c8a6"/>
    </style:style>
    <style:style style:name="T120" style:family="text">
      <style:text-properties officeooo:rsid="00386874"/>
    </style:style>
    <style:style style:name="T121" style:family="text">
      <style:text-properties officeooo:rsid="003933ba"/>
    </style:style>
    <style:style style:name="T122" style:family="text">
      <style:text-properties officeooo:rsid="003a411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Precompiled libraries Arduino IDE</text:p>
      <text:p text:style-name="P29"/>
      <text:p text:style-name="P29"/>
      <text:p text:style-name="P29"/>
      <text:p text:style-name="P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747_1910464610" text:style-name="Index_20_Link" text:visited-style-name="Index_20_Link">1. Overview<text:tab/>2</text:a></text:p>
          <text:p text:style-name="P103"><text:a xlink:type="simple" xlink:href="#__RefHeading___Toc749_1910464610" text:style-name="Index_20_Link" text:visited-style-name="Index_20_Link">2. Why use pre-compiled libraries?<text:tab/>4</text:a></text:p>
          <text:p text:style-name="P103"><text:a xlink:type="simple" xlink:href="#__RefHeading___Toc751_1910464610" text:style-name="Index_20_Link" text:visited-style-name="Index_20_Link">3. Why NOT use pre-compiled libraries?<text:tab/>4</text:a></text:p>
          <text:p text:style-name="P104"><text:a xlink:type="simple" xlink:href="#__RefHeading___Toc1663_1910464610" text:style-name="Index_20_Link" text:visited-style-name="Index_20_Link">3.1 Legal issues<text:tab/>5</text:a></text:p>
          <text:p text:style-name="P103"><text:a xlink:type="simple" xlink:href="#__RefHeading___Toc24270_1910464610" text:style-name="Index_20_Link" text:visited-style-name="Index_20_Link">4. Arduino – IDE setup<text:tab/>6</text:a></text:p>
          <text:p text:style-name="P104"><text:a xlink:type="simple" xlink:href="#__RefHeading___Toc24272_1910464610" text:style-name="Index_20_Link" text:visited-style-name="Index_20_Link">4.1 Folder structure<text:tab/>6</text:a></text:p>
          <text:p text:style-name="P104"><text:a xlink:type="simple" xlink:href="#__RefHeading___Toc1074_1313182316" text:style-name="Index_20_Link" text:visited-style-name="Index_20_Link"><text:span text:style-name="T31">4.</text:span></text:a><text:a xlink:type="simple" xlink:href="#__RefHeading___Toc1074_1313182316" text:style-name="Index_20_Link" text:visited-style-name="Index_20_Link"><text:span text:style-name="T31">2</text:span></text:a><text:a xlink:type="simple" xlink:href="#__RefHeading___Toc1074_1313182316" text:style-name="Index_20_Link" text:visited-style-name="Index_20_Link"><text:span text:style-name="T31"> </text:span></text:a><text:a xlink:type="simple" xlink:href="#__RefHeading___Toc1074_1313182316" text:style-name="Index_20_Link" text:visited-style-name="Index_20_Link"><text:span text:style-name="T31">l</text:span></text:a><text:a xlink:type="simple" xlink:href="#__RefHeading___Toc1074_1313182316" text:style-name="Index_20_Link" text:visited-style-name="Index_20_Link">ibrary.properties<text:tab/>7</text:a></text:p>
          <text:p text:style-name="P104"><text:a xlink:type="simple" xlink:href="#__RefHeading___Toc24274_1910464610" text:style-name="Index_20_Link" text:visited-style-name="Index_20_Link">4.3 Platform.txt<text:tab/>8</text:a></text:p>
          <text:p text:style-name="P104"><text:a xlink:type="simple" xlink:href="#__RefHeading___Toc1076_1313182316" text:style-name="Index_20_Link" text:visited-style-name="Index_20_Link">4.4 Boards.txt<text:tab/>9</text:a></text:p>
          <text:p text:style-name="P103"><text:a xlink:type="simple" xlink:href="#__RefHeading___Toc1078_1313182316" text:style-name="Index_20_Link" text:visited-style-name="Index_20_Link">5. Pre-compiled library<text:tab/>10</text:a></text:p>
          <text:p text:style-name="P104"><text:a xlink:type="simple" xlink:href="#__RefHeading___Toc34837_1313182316" text:style-name="Index_20_Link" text:visited-style-name="Index_20_Link">5.1 Create pre-compiled library<text:tab/>10</text:a></text:p>
          <text:p text:style-name="P104"><text:a xlink:type="simple" xlink:href="#__RefHeading___Toc34839_1313182316" text:style-name="Index_20_Link" text:visited-style-name="Index_20_Link">5.2 Use pre-compiled library<text:tab/>12</text:a></text:p>
          <text:p text:style-name="P104"><text:a xlink:type="simple" xlink:href="#__RefHeading___Toc34841_1313182316" text:style-name="Index_20_Link" text:visited-style-name="Index_20_Link">5.3 what can go wrong ?<text:tab/>12</text:a></text:p>
          <text:p text:style-name="P103"><text:a xlink:type="simple" xlink:href="#__RefHeading___Toc34843_1313182316" text:style-name="Index_20_Link" text:visited-style-name="Index_20_Link">6. Precompiled library &amp; Artemis / Apollo3<text:tab/>13</text:a></text:p>
          <text:p text:style-name="P104"><text:a xlink:type="simple" xlink:href="#__RefHeading___Toc34845_1313182316" text:style-name="Index_20_Link" text:visited-style-name="Index_20_Link">6.1 Boards.txt<text:tab/>13</text:a></text:p>
          <text:p text:style-name="P104"><text:a xlink:type="simple" xlink:href="#__RefHeading___Toc34847_1313182316" text:style-name="Index_20_Link" text:visited-style-name="Index_20_Link">6.2 Platform.txt<text:tab/>13</text:a></text:p>
          <text:p text:style-name="P103"><text:a xlink:type="simple" xlink:href="#__RefHeading___Toc24278_1910464610" text:style-name="Index_20_Link" text:visited-style-name="Index_20_Link">Appendix A: usefull links<text:tab/>14</text:a></text:p>
          <text:p text:style-name="P103"><text:a xlink:type="simple" xlink:href="#__RefHeading___Toc1080_1313182316" text:style-name="Index_20_Link" text:visited-style-name="Index_20_Link">Appendix B. Arduino UNO Boards.txt<text:tab/>15</text:a></text:p>
        </text:index-body>
      </text:table-of-content>
      <text:p text:style-name="P29"/>
      <text:h text:style-name="P108" text:outline-level="1"><text:bookmark-start text:name="__RefHeading___Toc747_1910464610"/><text:span text:style-name="T1">1. </text:span>Overview<text:bookmark-end text:name="__RefHeading___Toc747_1910464610"/></text:h>
      <text:p text:style-name="P29"/>
      <text:p text:style-name="P29">Most, <text:span text:style-name="T105">i</text:span>f not all, compilers support pre-compiled libraries. <text:s/><text:span text:style-name="T25">But what is it ?</text:span></text:p>
      <text:p text:style-name="P31"/>
      <text:p text:style-name="P4"><text:span text:style-name="T53">Below are </text:span><text:span text:style-name="T102">two </text:span><text:span text:style-name="T53">good descriptions taken from </text:span><text:span text:style-name="T102">posts on </text:span><text:span text:style-name="T53"><text:s/></text:span><text:a xlink:type="simple" xlink:href="https://www.quora.com/When-including-libraries-in-a-C-program-have-those-libraries-already-been-pre-compiled" text:style-name="Internet_20_link" text:visited-style-name="Visited_20_Internet_20_Link"><text:span text:style-name="T76">https://www.quora.com/When-including-libraries-in-a-C-program-have-those-libraries-already-been-pre-compiled</text:span></text:a></text:p>
      <text:p text:style-name="P32"/>
      <text:p text:style-name="P33">This means that the code in the libraries has already been translated from human-readable source code into machine code that the computer can directly execute. When you <text:span text:style-name="T2">using</text:span> a library in your C++ program, you are essentially linking to the pre-compiled code in the library. This allows you to use the functions and classes defined in the library without having to <text:span text:style-name="T2">know or </text:span><text:s/>recompile the library code every time you compile your own program.</text:p>
      <text:p text:style-name="P31"/>
      <text:p text:style-name="P90">You can recognize these files as the have a<text:span text:style-name="T105">n</text:span> ‘.a’ or ‘.so’ extension. <text:span text:style-name="T25">So how does this work ?</text:span></text:p>
      <text:p text:style-name="P31"/>
      <text:p text:style-name="P2"><text:a xlink:type="simple" xlink:href="https://www.quora.com/profile/Vaclav-Krpec" office:target-frame-name="_blank" xlink:show="new" text:style-name="Internet_20_link" text:visited-style-name="Visited_20_Internet_20_Link"><text:span text:style-name="T77">Vaclav Krpec</text:span></text:a><text:span text:style-name="T77">: </text:span><text:span text:style-name="T103">(from the same link above)</text:span></text:p>
      <text:p text:style-name="P88">A library is C/C++ is a compiled binary which exposes certain symbols that other programs may use. Both data and functions. But the programs need to know what they’re working with. They need description of these symbols. These are in the library header files (often distributed separately). What you include in your C/C++ source are these header files, not the whole libraries.</text:p>
      <text:p text:style-name="P89">Example:</text:p>
      <text:p text:style-name="P89">We will create a library containing one function, let’s say this one:</text:p>
      <text:p text:style-name="P84">int foo(int arg) {</text:p>
      <text:p text:style-name="P86"><text:s text:c="4"/>return arg * 123;</text:p>
      <text:p text:style-name="P87">}</text:p>
      <text:p text:style-name="P89">This definition will reside in a separate source file, which will be compiled and linked into a binary library file (either shared or static, we shall discuss that later).</text:p>
      <text:p text:style-name="P89">But you will also need another “header” file which will only contain the “prototype” of that function:</text:p>
      <text:p text:style-name="P85">int foo(int arg);</text:p>
      <text:p text:style-name="P3"><text:span text:style-name="T8">In your code, you will include that “</text:span><text:span text:style-name="T10">header” </text:span><text:span text:style-name="T8">file </text:span><text:span text:style-name="T9">like #include “foo.h”. </text:span><text:span text:style-name="T8">It’ll tell the compiler that function </text:span><text:span text:style-name="Source_20_Text"><text:span text:style-name="T79">foo</text:span></text:span><text:span text:style-name="T11"> </text:span><text:span text:style-name="T8">shall be available after all the code is compiled and </text:span><text:span text:style-name="T80">linked</text:span><text:span text:style-name="T11"> </text:span><text:span text:style-name="T8">together with all the libraries to produce the final binary.</text:span></text:p>
      <text:p text:style-name="P3"><text:span text:style-name="T8">Compilation produces so-called object files. There is a separate object file for each source file (conventionally ending with </text:span><text:span text:style-name="Source_20_Text"><text:span text:style-name="T79">.c</text:span></text:span><text:span text:style-name="T11"> </text:span><text:span text:style-name="T8">in case of C or </text:span><text:span text:style-name="Source_20_Text"><text:span text:style-name="T79">.cpp</text:span></text:span><text:span text:style-name="T11"> </text:span><text:span text:style-name="T8">/ </text:span><text:span text:style-name="Source_20_Text"><text:span text:style-name="T79">.cxx</text:span></text:span><text:span text:style-name="T11"> </text:span><text:span text:style-name="T8">etc in case of C++). The object files </text:span><text:span text:style-name="T9">( .o)</text:span><text:span text:style-name="T8"> contain all the compiled code </text:span><text:span text:style-name="T80">defined</text:span><text:span text:style-name="T11"> </text:span><text:span text:style-name="T8">in the source file. But they don’t contain the code </text:span><text:span text:style-name="T80">declared</text:span><text:span text:style-name="T11"> </text:span><text:span text:style-name="T8">in the source files. The inclusion of the header file above only caused </text:span><text:span text:style-name="Source_20_Text"><text:span text:style-name="T79">foo</text:span></text:span><text:span text:style-name="T11"> </text:span><text:span text:style-name="T8">to be declared in your program, not defined. To produce your final program binary, you next </text:span><text:span text:style-name="T80">link</text:span><text:span text:style-name="T11"> </text:span><text:span text:style-name="T8">your object files together, adding what’s necessary from the libraries you use. Libraries are basically just archives of object files plus a sort of index telling the </text:span><text:span text:style-name="T80">linker</text:span><text:span text:style-name="T11"> </text:span><text:span text:style-name="T8">where to find the symbols code and how to resolve its dependencies.</text:span></text:p>
      <text:p text:style-name="P34"><text:span text:style-name="T6">So now to linkage: you may do that in 2 ways. If everything is linked into one single binary, that’s called </text:span><text:span text:style-name="T7">static linking</text:span><text:span text:style-name="T6">. The necessary code from your libraries is taken (with all the dependencies) and put into your own program binary. The result shall be independent on any other external resources. But you may opt for </text:span><text:span text:style-name="T7">dynamic linking</text:span><text:span text:style-name="T6"> instead. In that case, the code from the libraries is only mapped to the code segment of your process when the OS loads it to memory (or it may be done even later, during the process execution). It requires the resolution of the bindings to be done only at that time, too. It is facilitated by “dynamic linker” (which has to be available in the OS at that time) and, potentially, by its run-time support library in the case of loading libraries at run-time.</text:span></text:p>
      <text:p text:style-name="P91"/>
      <text:p text:style-name="P95"><text:span text:style-name="T111">What about the </text:span>Arduino-IDE?</text:p>
      <text:p text:style-name="P92"/>
      <text:p text:style-name="P91">In case of Arduino implementation <text:span text:style-name="T26">the libraries are </text:span>statically linked during the last phase of the <text:span text:style-name="T108">builder</text:span> process.</text:p>
      <text:p text:style-name="P91"/>
      <text:p text:style-name="P39"><text:span text:style-name="T4">T</text:span><text:span text:style-name="T3">he Arduino IDE-builder process will handle the detection of the necessary source, header and library file, steer the creation of the necessary object files in the timely and controlled manner and <text:s/>assemble all the peaces in order to create the final binary file. As such the Arduino IDE instructs / sits “on-top-off” a compiler. </text:span><text:span text:style-name="T5">Lastly the Arduino IDE will try to upload the final binary to the MCU board.</text:span></text:p>
      <text:p text:style-name="P90"/>
      <text:p text:style-name="P93">The Arduino IDE process takes it’s direction, <text:span text:style-name="T105">variables</text:span> and instructions from different files as described later <text:span text:style-name="T105">in chapter 4.</text:span></text:p>
      <text:p text:style-name="P94">We also describe how to create and use pre-compiled libraries with Arduino IDE <text:span text:style-name="T105">in chapter 5.</text:span> Lastly there is also <text:span text:style-name="T109">the experience and </text:span>a description on how to implement that with Sparkfun’s Artemis / Apollo3 processor boards <text:span text:style-name="T105">in chapter 6.</text:span></text:p>
      <text:p text:style-name="P29"/>
      <text:p text:style-name="P38">Instead of re-inventing, a number of <text:span text:style-name="T111">great </text:span>existing articles and posts <text:span text:style-name="T111">are </text:span>available on the internet <text:span text:style-name="T111">and </text:span>have been re-used <text:span text:style-name="T111">in this document. </text:span><text:s/>Reference<text:span text:style-name="T111">s</text:span> to those articles has been included.</text:p>
      <text:p text:style-name="P29"/>
      <text:p text:style-name="P70">Paul van Haastrecht</text:p>
      <text:p text:style-name="P70">January 2024</text:p>
      <text:h text:style-name="P110" text:outline-level="1"><text:bookmark-start text:name="__RefHeading___Toc749_1910464610"/><text:span text:style-name="Strong_20_Emphasis"><text:span text:style-name="T82">2. </text:span></text:span><text:span text:style-name="Strong_20_Emphasis"><text:span text:style-name="T53">Why use pre-compiled libraries?</text:span></text:span><text:bookmark-end text:name="__RefHeading___Toc749_1910464610"/></text:h>
      <text:p text:style-name="P6"><text:span text:style-name="Strong_20_Emphasis"><text:span text:style-name="T83"/></text:span></text:p>
      <text:p text:style-name="P6"><text:span text:style-name="Strong_20_Emphasis"><text:span text:style-name="T83">There are number reasons why the use of a pre-compiled libraries makes sense :</text:span></text:span></text:p>
      <text:list xml:id="list376598255" text:style-name="L1">
        <text:list-item>
          <text:p text:style-name="P127">The pre-compiled library allows to share the functions of the library without exposing the source code. <text:span text:style-name="T13">This could be </text:span><text:span text:style-name="T109">because </text:span><text:span text:style-name="T13">of security </text:span><text:span text:style-name="T20">reasons, ownership of the source code, </text:span>no need <text:s/><text:span text:style-name="T21">(or do not want) </text:span>to release source code.</text:p>
        </text:list-item>
        <text:list-item>
          <text:p text:style-name="P129">If the source <text:span text:style-name="T21">code </text:span>is large, it saves a lot of time during compiling the final binary as the the pre-compiled code is linked. <text:span text:style-name="T21">The size of the code should be same.</text:span></text:p>
        </text:list-item>
        <text:list-item>
          <text:p text:style-name="P129">It can hide or save the user from unnecessary complexity <text:span text:style-name="T21">(if done right !!)</text:span></text:p>
        </text:list-item>
        <text:list-item>
          <text:p text:style-name="P128"><text:span text:style-name="T20">You know it works as </text:span><text:span text:style-name="T105">there </text:span><text:span text:style-name="T20">no change the </text:span><text:span text:style-name="T105">binary</text:span><text:span text:style-name="T20"> code after you have done a thorough testing </text:span><text:span text:style-name="T105">when/after</text:span><text:span text:style-name="T20"> creating the library.</text:span></text:p>
        </text:list-item>
      </text:list>
      <text:p text:style-name="P71"/>
      <text:p text:style-name="P71"><text:span text:style-name="T108">An additional </text:span><text:span text:style-name="T105">remark</text:span> <text:span text:style-name="T108">about</text:span> the <text:span text:style-name="T22">compile time</text:span> : the Arduino-IDE is able to re-use object-file<text:span text:style-name="T105">s</text:span> that have been compiled before and for which the source code <text:span text:style-name="T118">&amp;</text:span> dependencies have not changed. That means the first compile of a source code takes longer to create this object-files, but subsequent compiles can take shorter time. </text:p>
      <text:p text:style-name="P29"/>
      <text:h text:style-name="P111" text:outline-level="1"><text:bookmark-start text:name="__RefHeading___Toc751_1910464610"/><text:span text:style-name="Strong_20_Emphasis"><text:span text:style-name="T93">3</text:span></text:span><text:span text:style-name="Strong_20_Emphasis"><text:span text:style-name="T82">. </text:span></text:span><text:span text:style-name="Strong_20_Emphasis"><text:span text:style-name="T53">Why </text:span></text:span><text:span text:style-name="Strong_20_Emphasis"><text:span text:style-name="T93">NOT </text:span></text:span><text:span text:style-name="Strong_20_Emphasis"><text:span text:style-name="T53">use pre-compiled libraries?</text:span></text:span><text:bookmark-end text:name="__RefHeading___Toc751_1910464610"/></text:h>
      <text:p text:style-name="P40"/>
      <text:list xml:id="list114451935384666" text:continue-numbering="true" text:style-name="L1">
        <text:list-item>
          <text:p text:style-name="P128"><text:span text:style-name="T21">A</text:span> limitation of pre-compiled libraries is that they are only valid for <text:span text:style-name="T104">architecture of the </text:span>boards or MCUs that have been compiled for. <text:span text:style-name="T20">You </text:span><text:span text:style-name="T118">have </text:span><text:span text:style-name="T20">to create a library for each and every MCU / processor architecture you expect </text:span><text:span text:style-name="T104">the</text:span><text:span text:style-name="T20"> library to work on.</text:span></text:p>
        </text:list-item>
        <text:list-item>
          <text:p text:style-name="P129">The above also means that for any change in the source code, you need to re-create these pre-compiled libraries for the different architectures.</text:p>
        </text:list-item>
        <text:list-item>
          <text:p text:style-name="P129">It make<text:span text:style-name="T104">s</text:span> debugging harder. The code in the pre-compiled library can be a “black box”, so provided without source code <text:span text:style-name="T104">or takes longer.</text:span></text:p>
        </text:list-item>
        <text:list-item>
          <text:p text:style-name="P130">When there is a bug in a third party library, and you do not have source code, it might be very difficult <text:span text:style-name="T104">or long time</text:span> to get it fixed.</text:p>
        </text:list-item>
      </text:list>
      <text:p text:style-name="P30"/>
      <text:p text:style-name="P72"/>
      <text:h text:style-name="P112" text:outline-level="2"><text:bookmark-start text:name="__RefHeading___Toc1663_1910464610"/>3.1 <text:span text:style-name="T111">L</text:span>egal <text:span text:style-name="T104">issues</text:span><text:bookmark-end text:name="__RefHeading___Toc1663_1910464610"/></text:h>
      <text:p text:style-name="P40"/>
      <text:p text:style-name="P5"><text:span text:style-name="T93">Next to the technical issues around why NOT using pre-compiled libraries, there are also legal reasons. An eye-opening post I found </text:span><text:span text:style-name="T102">on</text:span><text:span text:style-name="T93"> </text:span><text:a xlink:type="simple" xlink:href="https://forum.arduino.cc/t/precompiling-a-big-library/626128/10" text:style-name="Internet_20_link" text:visited-style-name="Visited_20_Internet_20_Link"><text:span text:style-name="T93">https://forum.arduino.cc/t/precompiling-a-big-library/626128/10</text:span></text:a><text:span text:style-name="T93"> from </text:span><text:a xlink:type="simple" xlink:href="https://forum.arduino.cc/u/bperrybap" text:style-name="Internet_20_link" text:visited-style-name="Visited_20_Internet_20_Link"><text:span text:style-name="T53">bperrybap</text:span></text:a><text:span text:style-name="T53"> :</text:span></text:p>
      <text:p text:style-name="P41"/>
      <text:p text:style-name="P35">If that is the real reason for trying to move to pre-compiled code, then you will have to <text:span text:style-name="T22">very carefully study the various licenses involved </text:span>of all the code being used to create the final image (not just your code) because in many if not most cases, it is not possible to have some source be closed do to licensing restrictions of other code being used and/or build tool issues, particularly in the Arduino environment.</text:p>
      <text:p text:style-name="P36">For example, even though LGPL <text:span text:style-name="T21">(*1)</text:span> will allow creating a work that links in pre-compiled objects that use closed sources, it does require than any LGPL code that is used be update-able by the user.</text:p>
      <text:p text:style-name="P36">This means that the user must be able replace/modify/change any LGPL code that is used in the work and rebuild the work.<text:line-break/>i.e. he must have enough information and tools to be able to rebuild the f/w image and get the part updated with the new f/w.</text:p>
      <text:p text:style-name="P36">It also means that your pre-compiled objects can not contain any LGPL or GPL code.<text:line-break/>This is often very difficult to do as the code often uses header files and/or library code from the gcc tool set which is licensed LGPL or even GPL, including GPL 3.0 depending on which components are used.</text:p>
      <text:p text:style-name="P36">And then there is the possibility that while you may be able to technically comply with the LGPL licensing terms for your library, it becomes impossible for the end user to ever use the library because the only way to use the library is to link it with other LGPL or GPL based code to create the final image.<text:line-break/>This other LGPL or GPL code then creates licensing requirements for ALL the code in the image which includes your library and the end user may not be able to comply with the more stricter licensing terms so he legally can't create a f/w images that uses your library.</text:p>
      <text:p text:style-name="P36">An example of this might be that a closed library that ships pre-compiled objects depends on another library, and that other library is licensed as GPL 3.0<text:line-break/>GPL 3.0 does not allow linking against any closed source code.<text:line-break/>In this case, while the closed source library distribution may technically be LGPL compliant, it is not GPL 3.0 compliant and therefore the closed source library is not usable since it is depending on another piece of code that is GPL 3.0 and GPL 3.0 does not allow being used with closed source.</text:p>
      <text:p text:style-name="P36">There are many things to take into consideration when trying to use closed source in an open source environment.</text:p>
      <text:p text:style-name="P36">--- bill</text:p>
      <text:p text:style-name="P100"><text:span text:style-name="T101">*1) LGPL :</text:span><text:a xlink:type="simple" xlink:href="https://en.wikipedia.org/wiki/GNU_Lesser_General_Public_License" text:style-name="Internet_20_link" text:visited-style-name="Visited_20_Internet_20_Link"><text:span text:style-name="T101">https://en.wikipedia.org/wiki/GNU_Lesser_General_Public_License</text:span></text:a></text:p>
      <text:p text:style-name="P7">The license allows developers and companies to use and integrate a software component released under the LGPL into their own (even <text:a xlink:type="simple" xlink:href="https://en.wikipedia.org/wiki/Proprietary_software" text:style-name="Internet_20_link" text:visited-style-name="Visited_20_Internet_20_Link">proprietary</text:a>) software without being required by the terms of a strong <text:a xlink:type="simple" xlink:href="https://en.wikipedia.org/wiki/Copyleft" text:style-name="Internet_20_link" text:visited-style-name="Visited_20_Internet_20_Link">copyleft</text:a> license to release the source code of their own components.<text:span text:style-name="T53"> </text:span></text:p>
      <text:h text:style-name="P109" text:outline-level="1"><text:bookmark-start text:name="__RefHeading___Toc24270_1910464610"/>4. Arduino – IDE <text:span text:style-name="T44">setup</text:span><text:bookmark-end text:name="__RefHeading___Toc24270_1910464610"/></text:h>
      <text:p text:style-name="P42">I don’t plan to describe the whole build process. On internet there are a large number of articles that describe this and even then I do not fully understand it all. <text:s/>I will <text:span text:style-name="T111">focus </text:span>to describe the elements that are needed <text:span text:style-name="T108">for precompile</text:span><text:span text:style-name="T111">d libraries </text:span>and share experience<text:span text:style-name="T111">s</text:span> that I gained during this journey.</text:p>
      <text:p text:style-name="P42"/>
      <text:p text:style-name="P43">Parts <text:span text:style-name="T27">in </text:span>below <text:span text:style-name="T27">write-up </text:span>are <text:span text:style-name="T27">taken </text:span>from:</text:p>
      <text:p text:style-name="P9"><text:a xlink:type="simple" xlink:href="https://arduino.github.io/arduino-cli/0.35/library-specification/#precompiled-binaries" text:style-name="Internet_20_link" text:visited-style-name="Visited_20_Internet_20_Link"><text:span text:style-name="T53">https://arduino.github.io/arduino-cli/0.35/library-specification/#precompiled-binaries</text:span></text:a></text:p>
      <text:p text:style-name="P8"><text:a xlink:type="simple" xlink:href="https://forum.arduino.cc/t/precompiling-a-big-library/626128/6" text:style-name="Internet_20_link" text:visited-style-name="Visited_20_Internet_20_Link"><text:span text:style-name="T53">https://forum.arduino.cc/t/precompiling-a-big-library/626128/6</text:span></text:a></text:p>
      <text:p text:style-name="P42"/>
      <text:h text:style-name="P113" text:outline-level="2"><text:bookmark-start text:name="__RefHeading___Toc24272_1910464610"/>4.1 Folder structure<text:bookmark-end text:name="__RefHeading___Toc24272_1910464610"/></text:h>
      <text:p text:style-name="P42">As indicated above <text:s/><text:span text:style-name="T12">the code in the pre-compiled libraries has already been translated from human-readable source code into machine code that the computer can directly execute. </text:span></text:p>
      <text:p text:style-name="P44">That means that for each processor architecture there is a different library. In order for Arduino-IDE <text:s/>to know whether or not it is available a specific definition has been made :</text:p>
      <text:p text:style-name="P44"/>
      <text:p text:style-name="P37">This requires providing .a (archive) or .so (shared object) files which are compiled for a particular processor architecture. The target architecture of the files is indicated by folder names.</text:p>
      <text:p text:style-name="Text_20_body"><text:span text:style-name="T78">The binaries must be located at </text:span><text:span text:style-name="Source_20_Text"><text:span text:style-name="T78">src/{build.mcu}</text:span></text:span><text:span text:style-name="T78">, where </text:span><text:span text:style-name="Source_20_Text"><text:span text:style-name="T78">{build.mcu}</text:span></text:span><text:span text:style-name="T78"> is the architecture name of the target the file was compiled for. Ex: </text:span><text:span text:style-name="Source_20_Text"><text:span text:style-name="T78">cortex-m3</text:span></text:span><text:span text:style-name="T78"> for the Arduino Due.</text:span></text:p>
      <text:p text:style-name="Text_20_body"><text:span text:style-name="T78">The filenames of the compiled binaries should start with </text:span><text:span text:style-name="Source_20_Text"><text:span text:style-name="T78">lib</text:span></text:span><text:span text:style-name="T78"> (e.g., </text:span><text:span text:style-name="Source_20_Text"><text:span text:style-name="T78">libFoo.a</text:span></text:span><text:span text:style-name="T78">).</text:span></text:p>
      <text:p text:style-name="P44">When you have a library for a sensor the folder-structure mostly looks like :</text:p>
      <text:p text:style-name="P44"/>
      <text:p text:style-name="P65">Sensor-name</text:p>
      <text:p text:style-name="P44"><text:s text:c="4"/>|</text:p>
      <text:p text:style-name="P44"><text:s text:c="4"/>!______ README.md</text:p>
      <text:p text:style-name="P44"><text:s text:c="4"/><text:span text:style-name="T27">|</text:span></text:p>
      <text:p text:style-name="P44"><text:s text:c="4"/>!______ LICENSE.md</text:p>
      <text:p text:style-name="P45"><text:s text:c="4"/>|</text:p>
      <text:p text:style-name="P45"><text:s text:c="4"/>!______ library.properties</text:p>
      <text:p text:style-name="P45"><text:s text:c="4"/><text:span text:style-name="T27">|</text:span></text:p>
      <text:p text:style-name="P45"><text:s text:c="4"/>!______ keywords.txt</text:p>
      <text:p text:style-name="P45"><text:s text:c="4"/>|</text:p>
      <text:p text:style-name="P45"><text:s text:c="4"/>!______ <text:span text:style-name="T27">src</text:span></text:p>
      <text:p text:style-name="P45"><text:s text:c="4"/><text:span text:style-name="T27">|</text:span> <text:s text:c="15"/>!___ <text:s/><text:span text:style-name="T27">sensor.cpp</text:span></text:p>
      <text:p text:style-name="P47"><text:s text:c="4"/>| <text:s text:c="15"/>!___ <text:s/>sensor.h <text:s text:c="9"/></text:p>
      <text:p text:style-name="P45"><text:s text:c="4"/><text:span text:style-name="T27">|</text:span></text:p>
      <text:p text:style-name="P45"><text:s text:c="4"/>!______ <text:span text:style-name="T27">examples</text:span></text:p>
      <text:p text:style-name="P45"><text:s text:c="4"/><text:span text:style-name="T27"><text:s text:c="16"/>!___ <text:s/>example1</text:span></text:p>
      <text:p text:style-name="P45"><text:s text:c="20"/>!___ <text:s/><text:span text:style-name="T27">example2</text:span></text:p>
      <text:p text:style-name="P47"/>
      <text:p text:style-name="P48">What you need to do is create a new folder in ‘src’-<text:span text:style-name="T111">folder</text:span> <text:span text:style-name="T104">which</text:span> has the name of the processor architecture.</text:p>
      <text:p text:style-name="P49"/>
      <text:p text:style-name="P49">The architecture of the processor of your MCU-board can be found by checking the ‘--mmcu’ or <text:s/></text:p>
      <text:p text:style-name="P50">‘—mcpu’ flag that is past by the Arduino-IDE to the compiler. </text:p>
      <text:p text:style-name="P50"/>
      <text:p text:style-name="P51">So in case you create a pre-compiled library for an Arduino UNO, the architecture is ‘atmega328p’</text:p>
      <text:p text:style-name="P51">the ‘src’ folder will now look like :</text:p>
      <text:p text:style-name="P51"/>
      <text:p text:style-name="P46"><text:s text:c="4"/>!______ <text:span text:style-name="T27">src</text:span></text:p>
      <text:p text:style-name="P46"><text:s text:c="4"/><text:span text:style-name="T27">|</text:span> <text:s text:c="15"/>!___ <text:s/><text:span text:style-name="T27">sensor.cpp</text:span></text:p>
      <text:p text:style-name="P50"><text:s text:c="4"/>| <text:s text:c="15"/>!___ <text:s/>sensor.h</text:p>
      <text:p text:style-name="P46"><text:s text:c="4"/><text:span text:style-name="T28">| <text:s text:c="15"/>!___ <text:s/>atmega328p <text:s/>(folder !)</text:span></text:p>
      <text:p text:style-name="P46"><text:s text:c="4"/><text:span text:style-name="T28">| <text:s text:c="33"/>!___ <text:s/></text:span><text:span text:style-name="T30">{</text:span><text:span text:style-name="T28">pre-compiled library</text:span><text:span text:style-name="T30">}</text:span><text:span text:style-name="T28">.</text:span><text:span text:style-name="T30">a</text:span></text:p>
      <text:p text:style-name="P51"/>
      <text:p text:style-name="P50"/>
      <text:p text:style-name="P50">The Arduino-IDE is getting the architecture information from the variable ‘<text:span text:style-name="T22">build.mcu</text:span>’ which is defined in <text:span text:style-name="T29">boards</text:span>.txt. In case of the Artemis library <text:span text:style-name="T29">this was one of the problems.</text:span> see chapter <text:span text:style-name="T108">6</text:span>.</text:p>
      <text:p text:style-name="P50"/>
      <text:p text:style-name="P64"><text:span text:style-name="Strong_20_Emphasis"><text:span text:style-name="T15">A</text:span></text:span><text:span text:style-name="Strong_20_Emphasis"><text:span text:style-name="T14">dd</text:span></text:span><text:span text:style-name="Strong_20_Emphasis"><text:span text:style-name="T15">i</text:span></text:span><text:span text:style-name="Strong_20_Emphasis"><text:span text:style-name="T14">tional remark</text:span></text:span><text:span text:style-name="Strong_20_Emphasis"><text:span text:style-name="T15">s</text:span></text:span><text:span text:style-name="Strong_20_Emphasis"><text:span text:style-name="T14"> about precompiled library for each architecture : </text:span></text:span></text:p>
      <text:p text:style-name="P64"><text:span text:style-name="Strong_20_Emphasis"><text:span text:style-name="T14"/></text:span></text:p>
      <text:list xml:id="list2754404154" text:style-name="L2">
        <text:list-item>
          <text:p text:style-name="P125"><text:span text:style-name="Strong_20_Emphasis"><text:span text:style-name="T14">In case the Arduino-IDE can not find </text:span></text:span><text:span text:style-name="Strong_20_Emphasis"><text:span text:style-name="T15">an architecture-folder in ‘src’-folder </text:span></text:span><text:span text:style-name="Strong_20_Emphasis"><text:span text:style-name="T14">for the </text:span></text:span><text:span text:style-name="Strong_20_Emphasis"><text:span text:style-name="T15">MCU-board that is currently compiled, it will use the available source-code to compile to object-file. But that is of course only </text:span></text:span><text:span text:style-name="Strong_20_Emphasis"><text:span text:style-name="T17">working </text:span></text:span><text:span text:style-name="Strong_20_Emphasis"><text:span text:style-name="T15">if the source code is still available... </text:span></text:span></text:p>
          <text:p text:style-name="P125"><text:span text:style-name="Strong_20_Emphasis"><text:span text:style-name="T15"/></text:span></text:p>
        </text:list-item>
        <text:list-item>
          <text:p text:style-name="P125"><text:span text:style-name="Strong_20_Emphasis"><text:span text:style-name="T15">If </text:span></text:span><text:span text:style-name="Strong_20_Emphasis"><text:span text:style-name="T16">the architecture-folder was detected, BUT the precompiled library can not be found you get ‘unreferenced errors’ during linking.</text:span></text:span></text:p>
        </text:list-item>
      </text:list>
      <text:p text:style-name="P50"/>
      <text:h text:style-name="P114" text:outline-level="2"><text:bookmark-start text:name="__RefHeading___Toc1074_1313182316"/><text:span text:style-name="T34">4.</text:span><text:span text:style-name="T36">2</text:span><text:span text:style-name="T34"> </text:span><text:span text:style-name="T35">l</text:span>ibrary.properties<text:bookmark-end text:name="__RefHeading___Toc1074_1313182316"/></text:h>
      <text:p text:style-name="P52"/>
      <text:p text:style-name="P12"><text:span text:style-name="T53">As can be seen in 4.1 folder structure this file is part of each </text:span><text:span text:style-name="T94">peripheral / sensor </text:span><text:span text:style-name="T53">library. </text:span><text:span text:style-name="T94">Full definition is on </text:span><text:a xlink:type="simple" xlink:href="https://arduino.github.io/arduino-cli/0.35/library-specification/#libraryproperties-file-format" text:style-name="Internet_20_link" text:visited-style-name="Visited_20_Internet_20_Link"><text:span text:style-name="T94">https://arduino.github.io/arduino-cli/0.35/library-specification/#libraryproperties-file-format</text:span></text:a></text:p>
      <text:p text:style-name="P55"/>
      <text:p text:style-name="P56">For <text:s/>pre-compiled liberties overview the following <text:span text:style-name="T111">entries </text:span>are import to call focus on</text:p>
      <text:p text:style-name="P56"/>
      <text:p text:style-name="P17"><text:span text:style-name="Strong_20_Emphasis"><text:span text:style-name="T53">dot_a_linkage</text:span></text:span><text:span text:style-name="T53"> - </text:span><text:span text:style-name="Strong_20_Emphasis"><text:span text:style-name="T53">(available from Arduino IDE 1.6.0 / arduino-builder 1.0.0-beta13)</text:span></text:span><text:span text:style-name="T53"> (optional) when set to </text:span><text:span text:style-name="Source_20_Text"><text:span text:style-name="T53">true</text:span></text:span><text:span text:style-name="T53">, the library will be compiled using a .a (archive) file. First, all source files are compiled into .o files as normal. Then instead of including all .o files in the linker command directly, all .o files are saved into a .a file, which is then included in the linker command. </text:span><text:a xlink:type="simple" xlink:href="https://arduino.github.io/arduino-cli/0.35/library-specification/#layout-of-folders-and-files" text:style-name="Internet_20_link" text:visited-style-name="Visited_20_Internet_20_Link"><text:span text:style-name="T53">1.5 format library folder structure</text:span></text:a><text:span text:style-name="T53"> is required.</text:span></text:p>
      <text:p text:style-name="P56"/>
      <text:p text:style-name="P18"><text:span text:style-name="Strong_20_Emphasis"><text:span text:style-name="T53">precompiled</text:span></text:span><text:span text:style-name="T53"> - </text:span><text:span text:style-name="Strong_20_Emphasis"><text:span text:style-name="T53">(available from Arduino IDE 1.8.6/arduino-builder 1.4.0)</text:span></text:span><text:span text:style-name="T53"> (optional) enables support for .a (archive) and .so (shared object) files. See the </text:span><text:a xlink:type="simple" xlink:href="https://arduino.github.io/arduino-cli/0.35/library-specification/#precompiled-binaries" text:style-name="Internet_20_link" text:visited-style-name="Visited_20_Internet_20_Link"><text:span text:style-name="T53">"Precompiled binaries"</text:span></text:a><text:span text:style-name="T53"> section for documentation of the required location in the library for these files. The static library should be linked as an ldflag. The </text:span><text:span text:style-name="Strong_20_Emphasis"><text:span text:style-name="T53">precompiled</text:span></text:span><text:span text:style-name="T53"> field has two supported values, which control how any source files in the library are handled:</text:span></text:p>
      <text:list xml:id="list1149291711" text:style-name="L3">
        <text:list-item>
          <text:p text:style-name="P131"><text:span text:style-name="T22">true</text:span> - Source files are always compiled. This is useful for "mixed" libraries, such as those that contain both open source code and the pre-compiled binary of a closed source component. Support for "mixed" libraries was inadvertently lost in Arduino IDE 1.8.12/arduino-builder 1.5.2/Arduino CLI 0.8.0, and returned in Arduino IDE 1.8.13/arduino-builder 1.5.3/Arduino CLI 0.11.0. </text:p>
        </text:list-item>
        <text:list-item>
          <text:p text:style-name="P139"><text:span text:style-name="T95">full</text:span><text:span text:style-name="T53"> - </text:span><text:span text:style-name="Strong_20_Emphasis"><text:span text:style-name="T53">(available from Arduino IDE 1.8.13/arduino-builder 1.5.3/Arduino CLI 0.11.0)</text:span></text:span><text:span text:style-name="T53"> If the library provides a pre-compiled library for the board being compiled for, the source files will not be compiled. If no pre-compiled library was provided for the selected board, source files are compiled as a fallback. This is useful for precompiling the library to reduce compilation time for specific target hardware, but also providing support for arbitrary boards by compiling the library on demand. </text:span></text:p>
        </text:list-item>
      </text:list>
      <text:p text:style-name="P150"><text:span text:style-name="T120">As mentioned, s</text:span><text:span text:style-name="T119">etting to </text:span><text:span text:style-name="Strong_20_Emphasis"><text:span text:style-name="T56">precompiled</text:span></text:span><text:span text:style-name="Strong_20_Emphasis"><text:span text:style-name="T57">=true</text:span></text:span><text:span text:style-name="Strong_20_Emphasis"><text:span text:style-name="T69"> will lead to also the source files recompile. However there should be </text:span></text:span><text:span text:style-name="Strong_20_Emphasis"><text:span text:style-name="T74">NO function in these source files that is already in the pre-compiled library</text:span></text:span><text:span text:style-name="Strong_20_Emphasis"><text:span text:style-name="T69"> else you will get “multiple definition of” errors during linking. </text:span></text:span></text:p>
      <text:h text:style-name="P113" text:outline-level="2"><text:bookmark-start text:name="__RefHeading___Toc24274_1910464610"/>4.<text:span text:style-name="T44">3</text:span> Platform.txt<text:bookmark-end text:name="__RefHeading___Toc24274_1910464610"/></text:h>
      <text:p text:style-name="P10"><text:span text:style-name="Strong_20_Emphasis"><text:span text:style-name="T84">This file </text:span></text:span><text:span text:style-name="T53">contains definitions for the </text:span><text:span text:style-name="T95">CPU architecture</text:span><text:span text:style-name="T53"> used (compiler, build process parameters, tools used for upload, etc.) . </text:span><text:span text:style-name="T97">It can be found in the packages / hardware library for the different boards. e.g. from Arduino or ESP32 or Sparkfun Artemis, </text:span><text:span text:style-name="T94">esp8266. It is the library that is installed with boards-manager from the Arduino-IDE.</text:span></text:p>
      <text:p text:style-name="Text_20_body"><text:span text:style-name="T53">The Platform.txt file is used to configure the </text:span><text:a xlink:type="simple" xlink:href="https://arduino.github.io/arduino-cli/0.27/sketch-build-process/" text:style-name="Internet_20_link" text:visited-style-name="Visited_20_Internet_20_Link"><text:span text:style-name="T53">build process</text:span></text:a><text:span text:style-name="T53">. This is done through a list of </text:span><text:span text:style-name="Strong_20_Emphasis"><text:span text:style-name="T53">recipes</text:span></text:span><text:span text:style-name="T53">. Each recipe is a command line expression that explains how to call the compiler (or other tools) for every build step and which parameter should be passed.</text:span></text:p>
      <text:p text:style-name="P75">It must contain a name and version, e.g. for the Arduino AVR</text:p>
      <text:p text:style-name="P76">name=Arduino AVR Boards</text:p>
      <text:p text:style-name="P77">version=1.8.6</text:p>
      <text:p text:style-name="P101"/>
      <text:p text:style-name="P80"><text:span text:style-name="T41">But normally there are a LOT more of instructions/ </text:span><text:span text:style-name="T118">variables / recipes</text:span><text:span text:style-name="T41"> for the Arduino-IDE and compiler. </text:span><text:span text:style-name="T43">There is again a lot of information in different articles on the internet around them, although some are hard to grasp. </text:span><text:span text:style-name="T41">For the pre-compiled library </text:span><text:span text:style-name="T42">to work </text:span><text:span text:style-name="T41">you MUST define, but they can be empty </text:span><text:span text:style-name="T119">(and actually mostly are)</text:span><text:span text:style-name="T41">:</text:span></text:p>
      <text:p text:style-name="P102"/>
      <text:p text:style-name="P78">compiler.ldflags=</text:p>
      <text:p text:style-name="P78">compiler.libraries.ldflags=</text:p>
      <text:p text:style-name="P78"/>
      <text:p text:style-name="P79"/>
      <text:p text:style-name="P54">They are included in the following recipe <text:span text:style-name="T43">(Arduino AVR example)</text:span></text:p>
      <text:p text:style-name="P54">recipe.c.combine.pattern="{compiler.path}{compiler.c.elf.cmd}" {compiler.c.elf.flags} -mmcu={build.mcu} {compiler.c.elf.extra_flags} {<text:span text:style-name="T22">compiler.ldflags</text:span>} -o "{build.path}/{build.project_name}.elf" {object_files} {<text:span text:style-name="T22">compiler.libraries.ldflags</text:span>} "{build.path}/{archive_file}" "-L{build.path}" -lm</text:p>
      <text:p text:style-name="P138">One could think, what is the benefit of adding empty defined variables, but that is not the importance. Setting this flag will cause Arduino-IDE to add the pre-compiled library information on that place in the command to the linker. With ‘<text:span text:style-name="T22">ldflags</text:span>’ you can add additional (optional) information.</text:p>
      <text:h text:style-name="P115" text:outline-level="2"><text:bookmark-start text:name="__RefHeading___Toc1076_1313182316"/>4.<text:span text:style-name="T44">4</text:span> Boards.txt<text:bookmark-end text:name="__RefHeading___Toc1076_1313182316"/></text:h>
      <text:p text:style-name="P24"><text:span text:style-name="Strong_20_Emphasis"><text:span text:style-name="T58">This file</text:span></text:span><text:span text:style-name="T59"> c</text:span><text:span text:style-name="T54">ontains definitions for the boards (board name, parameters for building and uploading sketches, etc.) </text:span><text:span text:style-name="T55">It can be found in the packages / hardware library for the different boards.</text:span></text:p>
      <text:p text:style-name="P81"><text:span text:style-name="T32">F</text:span><text:span text:style-name="T31">or </text:span><text:span text:style-name="T39">each board</text:span><text:span text:style-name="T31"> type there is an </text:span><text:span text:style-name="T38">list of </text:span><text:span text:style-name="T31">entr</text:span><text:span text:style-name="T38">ies</text:span><text:span text:style-name="T31">. </text:span><text:span text:style-name="T33">You can open this file with any editor and for the Arduino Uno it is included in Appendix B. </text:span></text:p>
      <text:p text:style-name="P81"><text:span text:style-name="T33">Important for pre-compiled libraries is the entry ‘</text:span><text:span text:style-name="T37">build.mcu’ as that indicates the architecture-folder to look for, </text:span><text:span text:style-name="T38">used by the Arduino-IDE. </text:span><text:span text:style-name="T37"><text:s/>L</text:span><text:span text:style-name="T38">i</text:span><text:span text:style-name="T37">ke for an Arduino UNO :</text:span></text:p>
      <text:p text:style-name="P81"><text:span text:style-name="T33"><text:s/></text:span><text:span text:style-name="T39">uno.build.mcu=atmega328p</text:span></text:p>
      <text:p text:style-name="P47"/>
      <text:h text:style-name="P108" text:outline-level="1"><text:bookmark-start text:name="__RefHeading___Toc1078_1313182316"/>5. <text:s/><text:span text:style-name="T46">P</text:span>re-compiled library<text:bookmark-end text:name="__RefHeading___Toc1078_1313182316"/></text:h>
      <text:p text:style-name="P53"/>
      <text:h text:style-name="P113" text:outline-level="2"><text:bookmark-start text:name="__RefHeading___Toc34837_1313182316"/>5.1 Create pre-compiled library<text:bookmark-end text:name="__RefHeading___Toc34837_1313182316"/></text:h>
      <text:p text:style-name="P57">First of all make sure you have defined the variables and recipe as indicated in chapter 4. </text:p>
      <text:p text:style-name="P57"/>
      <text:p text:style-name="P23"><text:span text:style-name="T53">Taken from : </text:span><text:a xlink:type="simple" xlink:href="https://forum.arduino.cc/t/precompiling-a-big-library/626128/7" text:style-name="Internet_20_link" text:visited-style-name="Visited_20_Internet_20_Link"><text:span text:style-name="T53">https://forum.arduino.cc/t/precompiling-a-big-library/626128/7</text:span></text:a></text:p>
      <text:p text:style-name="P66"/>
      <text:p text:style-name="P27"><text:span text:style-name="Strong_20_Emphasis"><text:span text:style-name="T60">Open </text:span></text:span><text:a xlink:type="simple" xlink:href="https://arduino.github.io/arduino-cli/latest/library-specification/#libraryproperties-file-format" text:style-name="Internet_20_link" text:visited-style-name="Visited_20_Internet_20_Link"><text:span text:style-name="Strong_20_Emphasis"><text:span text:style-name="T60">the </text:span></text:span></text:a><text:a xlink:type="simple" xlink:href="https://arduino.github.io/arduino-cli/latest/library-specification/#libraryproperties-file-format" text:style-name="Internet_20_link" text:visited-style-name="Visited_20_Internet_20_Link"><text:span text:style-name="Strong_20_Emphasis"><text:span text:style-name="Source_20_Text"><text:span text:style-name="T60">library.properties</text:span></text:span></text:span></text:a><text:a xlink:type="simple" xlink:href="https://arduino.github.io/arduino-cli/latest/library-specification/#libraryproperties-file-format" text:style-name="Internet_20_link" text:visited-style-name="Visited_20_Internet_20_Link"><text:span text:style-name="Strong_20_Emphasis"><text:span text:style-name="T60"> file </text:span></text:span></text:a><text:span text:style-name="Strong_20_Emphasis"><text:span text:style-name="T60">from the root folder of your library in a text editor </text:span></text:span><text:span text:style-name="Strong_20_Emphasis"><text:span text:style-name="T68">and add:</text:span></text:span></text:p>
      <text:list xml:id="list50001422" text:style-name="L4">
        <text:list-item>
          <text:p text:style-name="P117"><text:span text:style-name="Source_20_Text"><text:span text:style-name="T95">dot_a_linkage=true</text:span></text:span></text:p>
        </text:list-item>
        <text:list-item>
          <text:p text:style-name="P118">Save the file. </text:p>
        </text:list-item>
      </text:list>
      <text:list xml:id="list2357905081" text:style-name="L5">
        <text:list-item>
          <text:p text:style-name="P140"><text:span text:style-name="T53">In the Arduino IDE, select a target from the </text:span><text:span text:style-name="Strong_20_Emphasis"><text:span text:style-name="T53">Tools &gt; Board</text:span></text:span><text:span text:style-name="T53"> menu. </text:span></text:p>
        </text:list-item>
      </text:list>
      <text:list xml:id="list1115325845" text:style-name="L6">
        <text:list-item>
          <text:p text:style-name="P141"><text:span text:style-name="T53">Select </text:span><text:span text:style-name="Strong_20_Emphasis"><text:span text:style-name="T53">File &gt; Preferences</text:span></text:span><text:span text:style-name="T53"> from the Arduino IDE menus. </text:span></text:p>
        </text:list-item>
      </text:list>
      <text:list xml:id="list4089296428" text:style-name="L7">
        <text:list-item>
          <text:p text:style-name="P142"><text:span text:style-name="T53">Check the box next to </text:span><text:span text:style-name="Strong_20_Emphasis"><text:span text:style-name="T53">Show verbose output during: ☐ compilation</text:span></text:span><text:span text:style-name="T53">. </text:span></text:p>
        </text:list-item>
      </text:list>
      <text:list xml:id="list3844543004" text:style-name="L8">
        <text:list-item>
          <text:p text:style-name="P143"><text:span text:style-name="T53">Click the </text:span><text:span text:style-name="User_20_Entry"><text:span text:style-name="T53">OK</text:span></text:span><text:span text:style-name="T53"> button. </text:span></text:p>
        </text:list-item>
      </text:list>
      <text:list xml:id="list1962954126" text:style-name="L9">
        <text:list-item>
          <text:p text:style-name="P144"><text:span text:style-name="T53">Compile any sketch that has an </text:span><text:span text:style-name="Source_20_Text"><text:span text:style-name="T53">#include</text:span></text:span><text:span text:style-name="T53"> directive for your library.<text:line-break/>This could just be a bare minimum sketch. For example, if the library had a header </text:span><text:span text:style-name="Source_20_Text"><text:span text:style-name="T53">SomeLibrary.h</text:span></text:span><text:span text:style-name="T53">:</text:span></text:p>
        </text:list-item>
      </text:list>
      <text:list xml:id="list2255286280" text:style-name="L10">
        <text:list-item>
          <text:p text:style-name="P119"><text:span text:style-name="Source_20_Text"><text:span text:style-name="T53">#include &lt;SomeLibrary.h&gt;</text:span></text:span></text:p>
        </text:list-item>
      </text:list>
      <text:p text:style-name="Preformatted_20_Text"><text:span text:style-name="Source_20_Text"><text:span text:style-name="T53"><text:tab/>void setup() {}</text:span></text:span></text:p>
      <text:p text:style-name="P25"><text:span text:style-name="Source_20_Text"><text:span text:style-name="T53"><text:tab/>void loop() {}</text:span></text:span></text:p>
      <text:list xml:id="list1544006771" text:style-name="L11">
        <text:list-item>
          <text:p text:style-name="P132">After the compilation finishes, examine the contents of the black console window of the Arduino IDE window.<text:line-break/>The first thing you need to find is the location of the temporary build folder. This should be shown in (among other places) the final command of the output.<text:line-break/>In my case, the command looks like this:</text:p>
        </text:list-item>
      </text:list>
      <text:p text:style-name="P25"><text:span text:style-name="Source_20_Text"><text:span text:style-name="T53">"C:\\Users\\per\\AppData\\Local\\Arduino15\\packages\\arduino\\tools\\avr-gcc\\7.3.0-atmel3.6.1-arduino5/bin/ <text:s text:c="2"/>avr-size" -A "C:\\Users\\per\\AppData\\Local\\Temp\\arduino_build_602003/PrecompiledTest.ino.elf"</text:span></text:span></text:p>
      <text:p text:style-name="P73"><text:tab/>so I know the build folder is at this path:</text:p>
      <text:list xml:id="list567278151" text:style-name="L12">
        <text:list-item>
          <text:p text:style-name="P120"><text:span text:style-name="Source_20_Text"><text:span text:style-name="T53">C:\Users\per\AppData\Local\Temp\arduino_build_602003</text:span></text:span></text:p>
        </text:list-item>
      </text:list>
      <text:list xml:id="list1806659068" text:style-name="L13">
        <text:list-item>
          <text:p text:style-name="P145"><text:span text:style-name="T53">The other thing you need to find in the output is the </text:span><text:span text:style-name="Source_20_Text"><text:span text:style-name="T53">-mmcu</text:span></text:span><text:span text:style-name="T53"> flag passed to the compiler (may be </text:span><text:span text:style-name="Source_20_Text"><text:span text:style-name="T53">-mcpu</text:span></text:span><text:span text:style-name="T53"> instead when compiling for other architectures).<text:line-break/>In my case it was in this command:</text:span></text:p>
          <text:p text:style-name="P133"/>
        </text:list-item>
      </text:list>
      <text:p text:style-name="P83"><text:span text:style-name="Source_20_Text"><text:span text:style-name="T53">"C:\\Users\\per\\AppData\\Local\\Arduino15\\packages\\arduino\\tools\\avr-gcc\\7.3.0-atmel3.6.1-arduino5/bin/avr-gcc" -Wall -Wextra -Os -g -flto -fuse-linker-plugin -Wl,--gc-sections,--relax </text:span></text:span><text:span text:style-name="Source_20_Text"><text:span text:style-name="T95">-mmcu=atmega2560</text:span></text:span><text:span text:style-name="Source_20_Text"><text:span text:style-name="T53"> -o "C:\\Users\\per\\AppData\\Local\\Temp\\arduino_build_602003/PrecompiledTest.ino.elf" "C:\\Users\\per\\AppData\\Local\\Temp\\arduino_build_602003\\sketch\\PrecompiledTest.ino.cpp.o" "C:\\Users\\per\\AppData\\Local\\Temp\\arduino_build_602003\\libraries\\PrecompiledTest\\PrecompiledTest.a" "C:\\Users\\per\\AppData\\Local\\Temp\\arduino_build_602003/..\\arduino_cache_483105\\core\\core_arduino_avr_mega_cpu_atmega2560_99b4804b5450ac10a663b47fdad40a36.a" "-LC:\\Users\\per\\AppData\\Local\\Temp\\arduino_build_602003" -lm</text:span></text:span></text:p>
      <text:p text:style-name="P28">so you can see the flag was:</text:p>
      <text:list xml:id="list1980534377" text:style-name="L14">
        <text:list-item>
          <text:p text:style-name="P121"><text:span text:style-name="Source_20_Text"><text:span text:style-name="T53">-mmcu=atmega2560</text:span></text:span></text:p>
        </text:list-item>
      </text:list>
      <text:p text:style-name="P74">because I was compiling for the Mega 2560 </text:p>
      <text:list xml:id="list2017341481" text:style-name="L15">
        <text:list-item>
          <text:p text:style-name="P146"><text:span text:style-name="T53">Copy the </text:span><text:span text:style-name="Source_20_Text"><text:span text:style-name="T53">.a</text:span></text:span><text:span text:style-name="T53"> file from the </text:span><text:span text:style-name="Source_20_Text"><text:span text:style-name="T53">&lt;temporary build folder&gt;/libraries/&lt;library name&gt;</text:span></text:span><text:span text:style-name="T53"> folder to appropriate subfolder of the library, as specified (usually </text:span><text:span text:style-name="Source_20_Text"><text:span text:style-name="T53">src/&lt;target MCU&gt;</text:span></text:span><text:span text:style-name="T53">).<text:line-break/>In my case, the </text:span><text:span text:style-name="Source_20_Text"><text:span text:style-name="T53">.a</text:span></text:span><text:span text:style-name="T53"> file was at this path:</text:span></text:p>
        </text:list-item>
      </text:list>
      <text:list xml:id="list4048478704" text:style-name="L16">
        <text:list-item>
          <text:p text:style-name="P122"><text:span text:style-name="Source_20_Text"><text:span text:style-name="T53">C:\Users\per\AppData\Local\Temp\arduino_build_602003\libraries\PrecompiledTest\PrecompiledTest.a</text:span></text:span></text:p>
        </text:list-item>
      </text:list>
      <text:p text:style-name="P26"><text:span text:style-name="T53">and I copied it to the </text:span><text:span text:style-name="Source_20_Text"><text:span text:style-name="T53">libraries/PrecompiledTest/src/atmega2560</text:span></text:span><text:span text:style-name="T53"> folder. </text:span></text:p>
      <text:list xml:id="list3241480707" text:style-name="L17">
        <text:list-item>
          <text:p text:style-name="P147"><text:span text:style-name="T53">Rename the </text:span><text:span text:style-name="Source_20_Text"><text:span text:style-name="T53">.a</text:span></text:span><text:span text:style-name="T53"> file by adding "</text:span><text:span text:style-name="Source_20_Text"><text:span text:style-name="T53">lib</text:span></text:span><text:span text:style-name="T53">" to the start <text:line-break/>In my case, it was renamed from </text:span><text:span text:style-name="Source_20_Text"><text:span text:style-name="T53">PrecompiledTest.a</text:span></text:span><text:span text:style-name="T53"> to </text:span><text:span text:style-name="Source_20_Text"><text:span text:style-name="T53">libPrecompiledTest.a</text:span></text:span><text:span text:style-name="T53"> </text:span></text:p>
        </text:list-item>
      </text:list>
      <text:list xml:id="list849142694" text:style-name="L18">
        <text:list-item>
          <text:p text:style-name="P134">Repeat the above process for all other targets you want to support.</text:p>
        </text:list-item>
      </text:list>
      <text:p text:style-name="P19"><text:span text:style-name="Strong_20_Emphasis"><text:span text:style-name="T98">==================================================================</text:span></text:span></text:p>
      <text:p text:style-name="P19"><text:span text:style-name="Strong_20_Emphasis"><text:span text:style-name="T85"/></text:span></text:p>
      <text:p text:style-name="P19"><text:span text:style-name="Strong_20_Emphasis"><text:span text:style-name="T85"/></text:span></text:p>
      <text:p text:style-name="P19"><text:span text:style-name="Strong_20_Emphasis"><text:span text:style-name="T112">Alright you have now created a pre-compiled library, move</text:span></text:span><text:span text:style-name="Strong_20_Emphasis"><text:span text:style-name="T113">d</text:span></text:span><text:span text:style-name="Strong_20_Emphasis"><text:span text:style-name="T112"> it to a subfolder with the name of the architecture in “src” and adjusted the name </text:span></text:span><text:span text:style-name="Strong_20_Emphasis"><text:span text:style-name="T113">with </text:span></text:span><text:span text:style-name="Strong_20_Emphasis"><text:span text:style-name="T112">“lib”. Time to use it !</text:span></text:span></text:p>
      <text:p text:style-name="P19"><text:span text:style-name="Strong_20_Emphasis"><text:span text:style-name="T45"/></text:span></text:p>
      <text:h text:style-name="P116" text:outline-level="2"><text:bookmark-start text:name="__RefHeading___Toc34839_1313182316"/><text:span text:style-name="Strong_20_Emphasis"><text:span text:style-name="T53">5.2 Use pre-compiled library</text:span></text:span><text:bookmark-end text:name="__RefHeading___Toc34839_1313182316"/></text:h>
      <text:p text:style-name="P20"><text:span text:style-name="Strong_20_Emphasis"><text:span text:style-name="T47"/></text:span></text:p>
      <text:p text:style-name="P21"><text:span text:style-name="Strong_20_Emphasis"><text:span text:style-name="T49">Y</text:span></text:span><text:span text:style-name="Strong_20_Emphasis"><text:span text:style-name="T47">ou </text:span></text:span><text:span text:style-name="Strong_20_Emphasis"><text:span text:style-name="T49">could</text:span></text:span><text:span text:style-name="Strong_20_Emphasis"><text:span text:style-name="T47"> now remove the source files from the library, since they are replaced by the pre-compiled file. But you also have the option of leaving the source files in place in order to allow compilation on demand for targets you haven't provided a pre-compiled binary for. </text:span></text:span></text:p>
      <text:list xml:id="list404684466" text:style-name="L19">
        <text:list-item>
          <text:p text:style-name="P148"><text:span text:style-name="T53">Open </text:span><text:span text:style-name="Source_20_Text"><text:span text:style-name="T53">library.properties</text:span></text:span><text:span text:style-name="T53"> in a text editor. </text:span></text:p>
        </text:list-item>
      </text:list>
      <text:list xml:id="list3068103542" text:style-name="L20">
        <text:list-item>
          <text:p text:style-name="P135">Remove the line:</text:p>
        </text:list-item>
      </text:list>
      <text:list xml:id="list3331342682" text:style-name="L21">
        <text:list-item>
          <text:p text:style-name="P123"><text:span text:style-name="Source_20_Text"><text:span text:style-name="T95">dot_a_linkage=true</text:span></text:span></text:p>
        </text:list-item>
      </text:list>
      <text:list xml:id="list2351262573" text:style-name="L22">
        <text:list-item>
          <text:p text:style-name="P149"><text:span text:style-name="T53">Add the </text:span><text:span text:style-name="Source_20_Text"><text:span text:style-name="T53">pre-compiled</text:span></text:span><text:span text:style-name="T53"> field to the </text:span><text:span text:style-name="Source_20_Text"><text:span text:style-name="T53">library.properties</text:span></text:span><text:span text:style-name="T53"> file.<text:line-break/>Usually you will want to set this field to </text:span><text:span text:style-name="Source_20_Text"><text:span text:style-name="T53">full</text:span></text:span><text:span text:style-name="T53">:</text:span></text:p>
        </text:list-item>
        <text:list-item>
          <text:p text:style-name="P149"><text:span text:style-name="Source_20_Text"><text:span text:style-name="T95">precompiled=full</text:span></text:span></text:p>
        </text:list-item>
      </text:list>
      <text:p text:style-name="Text_20_body"><text:span text:style-name="T53">However, there is another "</text:span><text:span text:style-name="Source_20_Text"><text:span text:style-name="T53">true</text:span></text:span><text:span text:style-name="T53">" configuration option used for mixed pre-compiled libraries that contain pre-compiled components in addition to source code that should be compiled on demand. </text:span><text:span text:style-name="T99">See chapter 4.2</text:span></text:p>
      <text:list xml:id="list3203873809" text:style-name="L23">
        <text:list-item>
          <text:p text:style-name="P124"><text:span text:style-name="Source_20_Text"><text:span text:style-name="T53">precompiled=true </text:span></text:span><text:span text:style-name="Source_20_Text"><text:span text:style-name="T81">(alternative) </text:span></text:span></text:p>
        </text:list-item>
      </text:list>
      <text:list xml:id="list2752896218" text:style-name="L24">
        <text:list-item>
          <text:p text:style-name="P136">Save the file</text:p>
        </text:list-item>
      </text:list>
      <text:p text:style-name="P22"><text:span text:style-name="Strong_20_Emphasis"><text:span text:style-name="T50">==================================================================</text:span></text:span></text:p>
      <text:p text:style-name="P19"><text:span text:style-name="Strong_20_Emphasis"><text:span text:style-name="T48"/></text:span></text:p>
      <text:p text:style-name="P19"><text:span text:style-name="Strong_20_Emphasis"><text:span text:style-name="T48">As you compile now you will find </text:span></text:span><text:span text:style-name="Strong_20_Emphasis"><text:span text:style-name="T49">something like </text:span></text:span><text:span text:style-name="Strong_20_Emphasis"><text:span text:style-name="T48">the following in command that was send by the Arduino-IDE to the linker (one of the last lines in the verbose output)</text:span></text:span></text:p>
      <text:p text:style-name="P19"><text:span text:style-name="Strong_20_Emphasis"><text:span text:style-name="T48"/></text:span></text:p>
      <text:p text:style-name="P22"><text:span text:style-name="Strong_20_Emphasis"><text:span text:style-name="T48">-L</text:span></text:span><text:span text:style-name="Source_20_Text"><text:span text:style-name="T48">C:\Users\per\AppData\Local\Temp\arduino_build_602003\libraries\PrecompiledTest\src\atmega328p </text:span></text:span><text:span text:style-name="Strong_20_Emphasis"><text:span text:style-name="T48"><text:s/>-l</text:span></text:span><text:span text:style-name="Source_20_Text"><text:span text:style-name="T48">PrecompiledTest.a</text:span></text:span></text:p>
      <text:p text:style-name="P13"><text:span text:style-name="Strong_20_Emphasis"><text:span text:style-name="T86"/></text:span></text:p>
      <text:p text:style-name="P14"><text:span text:style-name="Strong_20_Emphasis"><text:span text:style-name="T87">The ‘-L’ (capital L) will indicate the path to the pre-compiled library.</text:span></text:span></text:p>
      <text:p text:style-name="P96"><text:span text:style-name="Strong_20_Emphasis"><text:span text:style-name="T61">The ‘-l’ (lower case l) will indicate the name of the pre-compiled library. Notice this does not contain a start ‘lib’. <text:s/>The compiler / </text:span></text:span><text:span text:style-name="Strong_20_Emphasis"><text:span text:style-name="T62">linker will add this to the filename.</text:span></text:span></text:p>
      <text:p text:style-name="P96"><text:span text:style-name="Strong_20_Emphasis"><text:span text:style-name="T62"/></text:span></text:p>
      <text:h text:style-name="Heading_20_2" text:outline-level="2"><text:bookmark-start text:name="__RefHeading___Toc34841_1313182316"/><text:span text:style-name="Strong_20_Emphasis"><text:span text:style-name="T53">5.3 what can go wrong ?</text:span></text:span><text:bookmark-end text:name="__RefHeading___Toc34841_1313182316"/></text:h>
      <text:p text:style-name="P97"><text:span text:style-name="Strong_20_Emphasis"><text:span text:style-name="T62">A lot… many </text:span></text:span><text:span text:style-name="Strong_20_Emphasis"><text:span text:style-name="T68">users</text:span></text:span><text:span text:style-name="Strong_20_Emphasis"><text:span text:style-name="T62"> have stumbled over this and so did I.</text:span></text:span></text:p>
      <text:p text:style-name="P97"><text:span text:style-name="Strong_20_Emphasis"><text:span text:style-name="T62"/></text:span></text:p>
      <text:p text:style-name="P97"><text:span text:style-name="Strong_20_Emphasis"><text:span text:style-name="T62">1. Make sure to define the right entries in the boards.txt and platform.txt.</text:span></text:span></text:p>
      <text:p text:style-name="P105"><text:span text:style-name="Strong_20_Emphasis"><text:span text:style-name="T67">2. Make sure you have </text:span></text:span><text:span text:style-name="Strong_20_Emphasis"><text:span text:style-name="T68">set</text:span></text:span><text:span text:style-name="Strong_20_Emphasis"><text:span text:style-name="T67"> the pre-compiled library in the c</text:span></text:span><text:span text:style-name="Strong_20_Emphasis"><text:span text:style-name="T68">orrect</text:span></text:span><text:span text:style-name="Strong_20_Emphasis"><text:span text:style-name="T67"> archi</text:span></text:span><text:span text:style-name="Strong_20_Emphasis"><text:span text:style-name="T68">tec</text:span></text:span><text:span text:style-name="Strong_20_Emphasis"><text:span text:style-name="T67">ture-folder</text:span></text:span></text:p>
      <text:p text:style-name="P97"><text:span text:style-name="Strong_20_Emphasis"><text:span text:style-name="T67">3</text:span></text:span><text:span text:style-name="Strong_20_Emphasis"><text:span text:style-name="T62">. The calling order for the linked is VERY important. </text:span></text:span><text:span text:style-name="Strong_20_Emphasis"><text:span text:style-name="T63">S</text:span></text:span><text:span text:style-name="Strong_20_Emphasis"><text:span text:style-name="T62">ee </text:span></text:span><text:a xlink:type="simple" xlink:href="https://github.com/arduino/ArduinoCore-avr/pull/52/files" text:style-name="Internet_20_link" text:visited-style-name="Visited_20_Internet_20_Link"><text:span text:style-name="Strong_20_Emphasis"><text:span text:style-name="T62">https://github.com/arduino/ArduinoCore-avr/pull/52/files</text:span></text:span></text:a></text:p>
      <text:p text:style-name="P97"><text:span text:style-name="Strong_20_Emphasis"><text:span text:style-name="T67">4</text:span></text:span><text:span text:style-name="Strong_20_Emphasis"><text:span text:style-name="T62">. </text:span></text:span><text:span text:style-name="Strong_20_Emphasis"><text:span text:style-name="T63">M</text:span></text:span><text:span text:style-name="Strong_20_Emphasis"><text:span text:style-name="T62">ake sure the right permissions are in place.</text:span></text:span></text:p>
      <text:p text:style-name="P97"><text:span text:style-name="Strong_20_Emphasis"><text:span text:style-name="T67">5</text:span></text:span><text:span text:style-name="Strong_20_Emphasis"><text:span text:style-name="T62">. If it works on 1.x.x Arduino-IDE and not on 2.2.x make sure to double check all entries</text:span></text:span></text:p>
      <text:p text:style-name="P97"><text:span text:style-name="Strong_20_Emphasis"><text:span text:style-name="T67">6</text:span></text:span><text:span text:style-name="Strong_20_Emphasis"><text:span text:style-name="T62">. </text:span></text:span><text:span text:style-name="Strong_20_Emphasis"><text:span text:style-name="T66">S</text:span></text:span><text:span text:style-name="Strong_20_Emphasis"><text:span text:style-name="T62">ee chapter </text:span></text:span><text:span text:style-name="Strong_20_Emphasis"><text:span text:style-name="T66">6</text:span></text:span></text:p>
      <text:p text:style-name="P72"><text:span text:style-name="Strong_20_Emphasis"><text:span text:style-name="T40"/></text:span></text:p>
      <text:h text:style-name="P110" text:outline-level="1"><text:bookmark-start text:name="__RefHeading___Toc34843_1313182316"/><text:span text:style-name="Strong_20_Emphasis"><text:span text:style-name="T53">6. Precompiled library </text:span></text:span><text:span text:style-name="Strong_20_Emphasis"><text:span text:style-name="T100">&amp;</text:span></text:span><text:span text:style-name="Strong_20_Emphasis"><text:span text:style-name="T53"> Artemis / </text:span></text:span><text:span text:style-name="Strong_20_Emphasis"><text:span text:style-name="T100">Apollo3</text:span></text:span><text:bookmark-end text:name="__RefHeading___Toc34843_1313182316"/></text:h>
      <text:p text:style-name="P97"><text:span text:style-name="Strong_20_Emphasis"><text:span text:style-name="T62"/></text:span></text:p>
      <text:p text:style-name="P97"><text:span text:style-name="Strong_20_Emphasis"><text:span text:style-name="T62">Actually this is why I did all this as it did not worked </text:span></text:span><text:span text:style-name="Strong_20_Emphasis"><text:span text:style-name="T65">with the Sparkfun’s library.</text:span></text:span></text:p>
      <text:h text:style-name="Heading_20_2" text:outline-level="2"><text:bookmark-start text:name="__RefHeading___Toc34845_1313182316"/><text:span text:style-name="Strong_20_Emphasis"><text:span text:style-name="T53">6.1 Boards.txt</text:span></text:span><text:bookmark-end text:name="__RefHeading___Toc34845_1313182316"/></text:h>
      <text:p text:style-name="P98"><text:span text:style-name="Strong_20_Emphasis"><text:span text:style-name="T70">Boards.txt </text:span></text:span><text:span text:style-name="Strong_20_Emphasis"><text:span text:style-name="T62">d</text:span></text:span><text:span text:style-name="Strong_20_Emphasis"><text:span text:style-name="T66">oes</text:span></text:span><text:span text:style-name="Strong_20_Emphasis"><text:span text:style-name="T62"> not contain an entry xxx</text:span></text:span><text:span text:style-name="Strong_20_Emphasis"><text:span text:style-name="T71">.build.mcu</text:span></text:span><text:span text:style-name="Strong_20_Emphasis"><text:span text:style-name="T70">= </text:span></text:span><text:span text:style-name="Strong_20_Emphasis"><text:span text:style-name="T62">for all boards </text:span></text:span><text:span text:style-name="Strong_20_Emphasis"><text:span text:style-name="T75">except</text:span></text:span><text:span text:style-name="Strong_20_Emphasis"><text:span text:style-name="T62"> for the newer / later ‘LoRa Thing Plus expLoRaBLE’ </text:span></text:span><text:span text:style-name="Strong_20_Emphasis"><text:span text:style-name="T64">board. </text:span></text:span></text:p>
      <text:p text:style-name="P98"><text:span text:style-name="Strong_20_Emphasis"><text:span text:style-name="T64"/></text:span></text:p>
      <text:p text:style-name="P98"><text:span text:style-name="Strong_20_Emphasis"><text:span text:style-name="T64">For </text:span></text:span><text:span text:style-name="Strong_20_Emphasis"><text:span text:style-name="T72">each board an entry</text:span></text:span><text:span text:style-name="Strong_20_Emphasis"><text:span text:style-name="T64"> nee</text:span></text:span><text:span text:style-name="Strong_20_Emphasis"><text:span text:style-name="T67">ds</text:span></text:span><text:span text:style-name="Strong_20_Emphasis"><text:span text:style-name="T64"> to be included like: </text:span></text:span><text:span text:style-name="Strong_20_Emphasis"><text:span text:style-name="T72">lora_thing_plus.</text:span></text:span><text:span text:style-name="Strong_20_Emphasis"><text:span text:style-name="T64">build.mcu=cortex-m4</text:span></text:span></text:p>
      <text:p text:style-name="P98"><text:span text:style-name="Strong_20_Emphasis"><text:span text:style-name="T64"/></text:span></text:p>
      <text:p text:style-name="P98"><text:span text:style-name="Strong_20_Emphasis"><text:span text:style-name="T64">Where “</text:span></text:span><text:span text:style-name="Strong_20_Emphasis"><text:span text:style-name="T73">lo</text:span></text:span><text:span text:style-name="Strong_20_Emphasis"><text:span text:style-name="T72">ra_thing_plus”</text:span></text:span><text:span text:style-name="Strong_20_Emphasis"><text:span text:style-name="T64"> is replaced </text:span></text:span><text:span text:style-name="Strong_20_Emphasis"><text:span text:style-name="T66">for each</text:span></text:span><text:span text:style-name="Strong_20_Emphasis"><text:span text:style-name="T64"> board </text:span></text:span><text:span text:style-name="Strong_20_Emphasis"><text:span text:style-name="T66">like:</text:span></text:span><text:span text:style-name="Strong_20_Emphasis"><text:span text:style-name="T64"> <text:s/></text:span></text:span><text:span text:style-name="Strong_20_Emphasis"><text:span text:style-name="T72">sfe_artemis_nano</text:span></text:span><text:span text:style-name="Strong_20_Emphasis"><text:span text:style-name="T64">.build.mcu=cortex-m4</text:span></text:span></text:p>
      <text:p text:style-name="P14"><text:span text:style-name="Strong_20_Emphasis"><text:span text:style-name="T87"/></text:span></text:p>
      <text:p text:style-name="P16"><text:span text:style-name="Strong_20_Emphasis"><text:span text:style-name="T88">Just in case you wonder how did the compiler know </text:span></text:span><text:span text:style-name="Strong_20_Emphasis"><text:span text:style-name="T92">before</text:span></text:span><text:span text:style-name="Strong_20_Emphasis"><text:span text:style-name="T88"> that the Apollo3 has a cortex-m4 architecture. </text:span></text:span><text:span text:style-name="Strong_20_Emphasis"><text:span text:style-name="T90">T</text:span></text:span><text:span text:style-name="Strong_20_Emphasis"><text:span text:style-name="T88">hat is because it is defined in one of the mbed-precompiled-header include-files. Hence it was <text:s/>not necessary in the Boards.txt file.</text:span></text:span></text:p>
      <text:h text:style-name="Heading_20_2" text:outline-level="2"><text:bookmark-start text:name="__RefHeading___Toc34847_1313182316"/><text:span text:style-name="Strong_20_Emphasis"><text:span text:style-name="T53">6.2 Platform.txt</text:span></text:span><text:bookmark-end text:name="__RefHeading___Toc34847_1313182316"/></text:h>
      <text:p text:style-name="P15"><text:span text:style-name="Strong_20_Emphasis"><text:span text:style-name="T91">Important</text:span></text:span><text:span text:style-name="Strong_20_Emphasis"><text:span text:style-name="T89"> compiler flags </text:span></text:span><text:span text:style-name="Strong_20_Emphasis"><text:span text:style-name="T91">are</text:span></text:span><text:span text:style-name="Strong_20_Emphasis"><text:span text:style-name="T89"> missing. </text:span></text:span><text:span text:style-name="Strong_20_Emphasis"><text:span text:style-name="T91">So</text:span></text:span><text:span text:style-name="Strong_20_Emphasis"><text:span text:style-name="T89"> in the flags-section add </text:span></text:span></text:p>
      <text:p text:style-name="P15"><text:span text:style-name="Strong_20_Emphasis"><text:span text:style-name="T96">compiler.ldflags=</text:span></text:span></text:p>
      <text:p text:style-name="P15"><text:span text:style-name="Strong_20_Emphasis"><text:span text:style-name="T96">compiler.libraries.ldflags=</text:span></text:span></text:p>
      <text:p text:style-name="P15"><text:span text:style-name="Strong_20_Emphasis"><text:span text:style-name="T89"/></text:span></text:p>
      <text:p text:style-name="P15"><text:span text:style-name="Strong_20_Emphasis"><text:span text:style-name="T89">like :</text:span></text:span></text:p>
      <text:p text:style-name="P15"><text:span text:style-name="Strong_20_Emphasis"><text:span text:style-name="T89">……</text:span></text:span></text:p>
      <text:p text:style-name="P15"><text:span text:style-name="Strong_20_Emphasis"><text:span text:style-name="T89">compiler.axf2bin.flags={compiler.axf2bin.extra_flags} {compiler.axf2bin.extra_flags} -O binary</text:span></text:span></text:p>
      <text:p text:style-name="P15"><text:span text:style-name="Strong_20_Emphasis"><text:span text:style-name="T89">compiler.axf2hex.flags={compiler.axf2hex.extra_flags} {compiler.axf2hex.extra_flags} -O ihex</text:span></text:span></text:p>
      <text:p text:style-name="P15"><text:span text:style-name="Strong_20_Emphasis"><text:span text:style-name="T89">compiler.ldflags=</text:span></text:span></text:p>
      <text:p text:style-name="P15"><text:span text:style-name="Strong_20_Emphasis"><text:span text:style-name="T89">compiler.libraries.ldflags=</text:span></text:span></text:p>
      <text:p text:style-name="P15"><text:span text:style-name="Strong_20_Emphasis"><text:span text:style-name="T89"/></text:span></text:p>
      <text:p text:style-name="P58">And the <text:span text:style-name="T22">recipe.</text:span><text:span text:style-name="T23">combine.pattern</text:span><text:span text:style-name="T22"> was also missing</text:span> <text:span text:style-name="T22">them</text:span>:</text:p>
      <text:p text:style-name="P58"><text:s/></text:p>
      <text:p text:style-name="P58">recipe.c.combine.pattern="{compiler.gcc.cmd}" "-T{build.ldscript}" "-Wl,-Map,{build.path}/{build.project_name}.map" <text:s/>-o "{build.path}/{build.project_name}.axf" {object_files} {libs.all} {compiler.ld.flags} {defines.ld}</text:p>
      <text:p text:style-name="P58"/>
      <text:p text:style-name="P67">so add them like :</text:p>
      <text:p text:style-name="P59"/>
      <text:p text:style-name="P59">recipe.c.combine.pattern="{compiler.gcc.cmd}" "-T{build.ldscript}" "-Wl,-Map,{build.path}/{build.project_name}.map" -o "{build.path}/{build.project_name}.axf" {object_files} {libs.all} {compiler.ld.flags} {defines.ld} {compiler.libraries.ldflags}</text:p>
      <text:p text:style-name="P47"/>
      <text:p text:style-name="P99">NOW WATCH THE <text:span text:style-name="T122">COMMAND </text:span>ORDER IN WHICH THE LINKER IS CALLED ! </text:p>
      <text:p text:style-name="P60">It is different than for an AVR (see in <text:span text:style-name="T114">chapter </text:span>5.3.2). <text:span text:style-name="T52">It is added / included complet</text:span><text:span text:style-name="T121">e</text:span><text:span text:style-name="T52">ly at the end. </text:span></text:p>
      <text:p text:style-name="P60">ONLY <text:span text:style-name="T110">in</text:span> this order it will add <text:s/>“lib” in front of the name <text:span text:style-name="T52">when it searching</text:span>. <text:span text:style-name="T51">On any other place in the recipe it will look for the library-name without starting with “lib”. <text:s/></text:span><text:span text:style-name="T115">That is not an error, it is how this compiler works… </text:span><text:span text:style-name="T116">but not documented (atleast I have not found it) </text:span><text:span text:style-name="T117">so it took me some time to figure this out.</text:span></text:p>
      <text:p text:style-name="P47"/>
      <text:p text:style-name="P126"><text:soft-page-break/>If, due to whatever reason, you still get <text:span text:style-name="T121">missing-</text:span>linkage errors because of the pre-compiled library, try remove the starting “lib” from the filename in the “src” / ”archicture-folder”. <text:span text:style-name="T121">If you get “</text:span><text:span text:style-name="Strong_20_Emphasis"><text:span text:style-name="T18">multiple definition of” </text:span></text:span><text:span text:style-name="Strong_20_Emphasis"><text:span text:style-name="T19">errors see chapter 4.2</text:span></text:span></text:p>
      <text:p text:style-name="P63"/>
      <text:p text:style-name="P63">I have <text:span text:style-name="T22">tested </text:span><text:span text:style-name="T24">this successfully </text:span><text:span text:style-name="T106">with </text:span>the Sparkfun <text:span text:style-name="T107">Artemis </text:span>V2.2.1 library, <text:span text:style-name="T106">after applying </text:span>the above changes on both Arduino-IDE <text:span text:style-name="T22">Version 1.8.16</text:span> and <text:span text:style-name="T22">Version: 2.2.2</text:span>-nightly-20240116 / Date: 2024-01-16T03:08:03.168Z / CLI Version: 0.35.0-rc.7 Copyright © 2024 Arduino SA.</text:p>
      <text:p text:style-name="P63"/>
      <text:h text:style-name="P109" text:outline-level="1"><text:bookmark-start text:name="__RefHeading___Toc24278_1910464610"/>Appendix A: usefull links<text:bookmark-end text:name="__RefHeading___Toc24278_1910464610"/></text:h>
      <text:p text:style-name="P61"/>
      <text:p text:style-name="P11"><text:a xlink:type="simple" xlink:href="https://support.arduino.cc/hc/en-us/articles/4415103213714-Find-sketches-libraries-board-cores-and-other-files-on-your-computer" text:style-name="Internet_20_link" text:visited-style-name="Visited_20_Internet_20_Link"><text:span text:style-name="T53">https://support.arduino.cc/hc/en-us/articles/4415103213714-Find-sketches-libraries-board-cores-and-other-files-on-your-computer</text:span></text:a></text:p>
      <text:p text:style-name="P61"/>
      <text:p text:style-name="P68">Platform and boards.txt</text:p>
      <text:p text:style-name="P11"><text:a xlink:type="simple" xlink:href="https://arduino.github.io/arduino-cli/0.27/platform-specification/" text:style-name="Internet_20_link" text:visited-style-name="Visited_20_Internet_20_Link"><text:span text:style-name="T53">https://arduino.github.io/arduino-cli/0.27/platform-specification/</text:span></text:a></text:p>
      <text:p text:style-name="P61"/>
      <text:p text:style-name="P69">Sparkfun Apollo3 / Artemis library</text:p>
      <text:p text:style-name="P61"><text:a xlink:type="simple" xlink:href="https://github.com/sparkfun/Arduino_Apollo3" text:style-name="Internet_20_link" text:visited-style-name="Visited_20_Internet_20_Link">https://github.com/sparkfun/Arduino_Apollo3</text:a></text:p>
      <text:p text:style-name="P61"/>
      <text:p text:style-name="P61"/>
      <text:p text:style-name="P61"/>
      <text:p text:style-name="P61"/>
      <text:h text:style-name="P108" text:outline-level="1"><text:bookmark-start text:name="__RefHeading___Toc1080_1313182316"/>Appendix B. <text:span text:style-name="T41">Arduino UNO </text:span>Boards.<text:span text:style-name="T41">txt</text:span><text:bookmark-end text:name="__RefHeading___Toc1080_1313182316"/></text:h>
      <text:p text:style-name="P62"/>
      <text:p text:style-name="P62">uno.name=Arduino Uno</text:p>
      <text:p text:style-name="P62"/>
      <text:p text:style-name="P62">uno.vid.0=0x2341</text:p>
      <text:p text:style-name="P62">uno.pid.0=0x0043</text:p>
      <text:p text:style-name="P62">uno.vid.1=0x2341</text:p>
      <text:p text:style-name="P62">uno.pid.1=0x0001</text:p>
      <text:p text:style-name="P62">uno.vid.2=0x2A03</text:p>
      <text:p text:style-name="P62">uno.pid.2=0x0043</text:p>
      <text:p text:style-name="P62">uno.vid.3=0x2341</text:p>
      <text:p text:style-name="P62">uno.pid.3=0x0243</text:p>
      <text:p text:style-name="P62">uno.vid.4=0x2341</text:p>
      <text:p text:style-name="P62">uno.pid.4=0x006A</text:p>
      <text:p text:style-name="P62">uno.upload_port.0.vid=0x2341</text:p>
      <text:p text:style-name="P62">uno.upload_port.0.pid=0x0043</text:p>
      <text:p text:style-name="P62">uno.upload_port.1.vid=0x2341</text:p>
      <text:p text:style-name="P62">uno.upload_port.1.pid=0x0001</text:p>
      <text:p text:style-name="P62">uno.upload_port.2.vid=0x2A03</text:p>
      <text:p text:style-name="P62">uno.upload_port.2.pid=0x0043</text:p>
      <text:p text:style-name="P62">uno.upload_port.3.vid=0x2341</text:p>
      <text:p text:style-name="P62">uno.upload_port.3.pid=0x0243</text:p>
      <text:p text:style-name="P62">uno.upload_port.4.vid=0x2341</text:p>
      <text:p text:style-name="P62">uno.upload_port.4.pid=0x006A</text:p>
      <text:p text:style-name="P62">uno.upload_port.5.board=uno</text:p>
      <text:p text:style-name="P62"/>
      <text:p text:style-name="P62">uno.upload.tool=avrdude</text:p>
      <text:p text:style-name="P62">uno.upload.tool.default=avrdude</text:p>
      <text:p text:style-name="P62">uno.upload.tool.network=arduino_ota</text:p>
      <text:p text:style-name="P62">uno.upload.protocol=arduino</text:p>
      <text:p text:style-name="P62">uno.upload.maximum_size=32256</text:p>
      <text:p text:style-name="P62">uno.upload.maximum_data_size=2048</text:p>
      <text:p text:style-name="P62">uno.upload.speed=115200</text:p>
      <text:p text:style-name="P62"/>
      <text:p text:style-name="P62">uno.bootloader.tool=avrdude</text:p>
      <text:p text:style-name="P62">uno.bootloader.tool.default=avrdude</text:p>
      <text:p text:style-name="P62">uno.bootloader.low_fuses=0xFF</text:p>
      <text:p text:style-name="P62">uno.bootloader.high_fuses=0xDE</text:p>
      <text:p text:style-name="P62">uno.bootloader.extended_fuses=0xFD</text:p>
      <text:p text:style-name="P62">uno.bootloader.unlock_bits=0x3F</text:p>
      <text:p text:style-name="P62">uno.bootloader.lock_bits=0x0F</text:p>
      <text:p text:style-name="P62">uno.bootloader.file=optiboot/optiboot_atmega328.hex</text:p>
      <text:p text:style-name="P62"/>
      <text:p text:style-name="P62">uno.build.mcu=atmega328p</text:p>
      <text:p text:style-name="P62">uno.build.f_cpu=16000000L</text:p>
      <text:p text:style-name="P62">uno.build.board=AVR_UNO</text:p>
      <text:p text:style-name="P62">uno.build.core=arduino</text:p>
      <text:p text:style-name="P62">uno.build.variant=standar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59f8c" officeooo:paragraph-rsid="00259f8c"/>
    </style:style>
    <style:style style:name="MT1" style:family="text">
      <style:text-properties officeooo:rsid="0036c8a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re-compiled library<text:tab/>page <text:page-number text:select-page="current">15</text:page-number><text:s/>of <text:page-count>15</text:page-count><text:tab/>Paulvha / version 1.<text:span text:style-name="MT1">01</text:span> / January 202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09:36:00.178632170</meta:creation-date>
    <dc:date>2024-01-21T11:44:51.000310254</dc:date>
    <meta:editing-duration>PT3H10M29S</meta:editing-duration>
    <meta:editing-cycles>34</meta:editing-cycles>
    <meta:generator>LibreOffice/7.3.7.2$Linux_X86_64 LibreOffice_project/30$Build-2</meta:generator>
    <meta:document-statistic meta:table-count="0" meta:image-count="0" meta:object-count="0" meta:page-count="15" meta:paragraph-count="271" meta:word-count="3843" meta:character-count="26366" meta:non-whitespace-character-count="22528"/>
  </office:meta>
</office:document-meta>
</file>